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b38e" officeooo:paragraph-rsid="000ca558"/>
    </style:style>
    <style:style style:name="P2" style:family="paragraph" style:parent-style-name="Standard">
      <style:text-properties officeooo:paragraph-rsid="000ca558"/>
    </style:style>
    <style:style style:name="P3" style:family="paragraph" style:parent-style-name="Standard">
      <style:text-properties style:font-name="Liberation Serif" fo:font-size="12pt"/>
    </style:style>
    <style:style style:name="P4" style:family="paragraph" style:parent-style-name="Standard">
      <style:paragraph-properties fo:break-before="page"/>
      <style:text-properties fo:font-size="14pt" officeooo:rsid="001eb38e" officeooo:paragraph-rsid="000ca558" style:font-size-asian="14pt" style:font-size-complex="14pt"/>
    </style:style>
    <style:style style:name="P5" style:family="paragraph" style:parent-style-name="Standard">
      <style:paragraph-properties fo:break-before="page"/>
      <style:text-properties officeooo:rsid="000ca558" officeooo:paragraph-rsid="000ca558"/>
    </style:style>
    <style:style style:name="P6"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T1" style:family="text">
      <style:text-properties officeooo:rsid="00208606"/>
    </style:style>
    <style:style style:name="T2" style:family="text">
      <style:text-properties style:text-position="0% 100%"/>
    </style:style>
    <style:style style:name="T3" style:family="text">
      <style:text-properties style:text-position="0% 100%" officeooo:rsid="00208606"/>
    </style:style>
    <style:style style:name="T4" style:family="text">
      <style:text-properties style:text-position="0% 100%" officeooo:rsid="013ddb11"/>
    </style:style>
    <style:style style:name="T5" style:family="text">
      <style:text-properties style:text-position="0% 100%" officeooo:rsid="01400cf8"/>
    </style:style>
    <style:style style:name="T6" style:family="text">
      <style:text-properties style:text-position="0% 100%" officeooo:rsid="004092c0"/>
    </style:style>
    <style:style style:name="T7" style:family="text">
      <style:text-properties style:text-position="0% 100%" officeooo:rsid="004228f7"/>
    </style:style>
    <style:style style:name="T8" style:family="text">
      <style:text-properties style:text-position="0% 100%" officeooo:rsid="00426e8e"/>
    </style:style>
    <style:style style:name="T9" style:family="text">
      <style:text-properties style:text-position="0% 100%" officeooo:rsid="0147b490"/>
    </style:style>
    <style:style style:name="T10" style:family="text">
      <style:text-properties style:text-position="0% 100%" officeooo:rsid="0013ecd9"/>
    </style:style>
    <style:style style:name="T11" style:family="text">
      <style:text-properties style:text-position="0% 100%" fo:font-size="12pt" style:font-size-asian="12pt"/>
    </style:style>
    <style:style style:name="T12" style:family="text">
      <style:text-properties style:text-position="0% 100%" officeooo:rsid="013d0558"/>
    </style:style>
    <style:style style:name="T13" style:family="text">
      <style:text-properties fo:font-variant="normal" fo:text-transform="none" fo:color="#212121" style:font-name="Liberation Serif" fo:font-size="12pt" fo:letter-spacing="normal" fo:font-style="normal" fo:font-weight="normal" style:font-size-asian="12pt" style:font-size-complex="12pt"/>
    </style:style>
    <style:style style:name="T14" style:family="text">
      <style:text-properties style:font-name="Liberation Serif" fo:font-size="12pt" officeooo:rsid="0023629b" style:font-size-asian="12pt" style:font-size-complex="12pt"/>
    </style:style>
    <style:style style:name="T15" style:family="text">
      <style:text-properties style:font-name="Liberation Serif" fo:font-size="12pt" officeooo:rsid="013ddb11" style:font-size-asian="12pt" style:font-size-complex="12pt"/>
    </style:style>
    <style:style style:name="T16" style:family="text">
      <style:text-properties style:font-name="Liberation Serif" fo:font-size="12pt" officeooo:rsid="0027d79e" style:font-size-asian="12pt" style:font-size-complex="12pt"/>
    </style:style>
    <style:style style:name="T17" style:family="text">
      <style:text-properties officeooo:rsid="013ddb11"/>
    </style:style>
    <style:style style:name="T18" style:family="text">
      <style:text-properties officeooo:rsid="003ef6c1"/>
    </style:style>
    <style:style style:name="T19" style:family="text">
      <style:text-properties officeooo:rsid="0138c18c"/>
    </style:style>
    <style:style style:name="T20" style:family="text">
      <style:text-properties officeooo:rsid="00125216"/>
    </style:style>
    <style:style style:name="T21" style:family="text">
      <style:text-properties officeooo:rsid="001a1aa4"/>
    </style:style>
    <style:style style:name="T22" style:family="text">
      <style:text-properties officeooo:rsid="013d0558"/>
    </style:style>
    <style:style style:name="T23" style:family="text">
      <style:text-properties fo:font-style="italic" style:font-style-asian="italic"/>
    </style:style>
    <style:style style:name="T24" style:family="text">
      <style:text-properties fo:font-weight="bold" style:font-weight-asian="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text:p>
      <text:p text:style-name="P1"/>
      <text:p text:style-name="P1">Demand for intensive care unit (ICU) beds is rising at a time when <text:span text:style-name="T19">the</text:span> resource is constrained<text:reference-mark-start text:name="ADDIN CSL_CITATION {&quot;citationItems&quot;: [{&quot;id&quot;: &quot;ITEM-1&quot;, &quot;uris&quot;: [&quot;http://www.mendeley.com/documents/?uuid=5cd57fcc-401d-3ae9-ab14-27794f38ccb2&quot;], &quot;itemData&quot;: {&quot;publisher&quot;: &quot;Springer Berlin Heidelberg&quot;, &quot;id&quot;: &quot;ITEM-1&quot;, &quot;ISSN&quot;: &quot;0342-4642&quot;, &quot;issue&quot;: &quot;3&quot;, &quot;author&quot;: [{&quot;given&quot;: &quot;Gordon D.&quot;, &quot;dropping-particle&quot;: &quot;&quot;, &quot;parse-names&quot;: false, &quot;non-dropping-particle&quot;: &quot;&quot;, &quot;family&quot;: &quot;Rubenfeld&quot;, &quot;suffix&quot;: &quot;&quot;}, {&quot;given&quot;: &quot;Andrew&quot;, &quot;dropping-particle&quot;: &quot;&quot;, &quot;parse-names&quot;: false, &quot;non-dropping-particle&quot;: &quot;&quot;, &quot;family&quot;: &quot;Rhodes&quot;, &quot;suffix&quot;: &quot;&quot;}], &quot;issued&quot;: {&quot;date-parts&quot;: [[&quot;2014&quot;, &quot;3&quot;, &quot;7&quot;]]}, &quot;page&quot;: &quot;451-452&quot;, &quot;volume&quot;: &quot;40&quot;, &quot;title&quot;: &quot;How many intensive care beds are enough?&quot;, &quot;container-title&quot;: &quot;Intensive Care Medicine&quot;, &quot;type&quot;: &quot;article-journal&quot;, &quot;DOI&quot;: &quot;10.1007/s00134-014-3215-x&quot;}}], &quot;mendeley&quot;: {&quot;plainTextFormattedCitation&quot;: &quot;[1]&quot;, &quot;previouslyFormattedCitation&quot;: &quot;[1]&quot;, &quot;formattedCitation&quot;: &quot;[1]&quot;}, &quot;properties&quot;: {&quot;noteIndex&quot;: 0}, &quot;schema&quot;: &quot;https://github.com/citation-style-language/schema/raw/master/csl-citation.json&quot;} RNDHARft29g3s"/><text:span text:style-name="T2">[1]</text:span><text:reference-mark-end text:name="ADDIN CSL_CITATION {&quot;citationItems&quot;: [{&quot;id&quot;: &quot;ITEM-1&quot;, &quot;uris&quot;: [&quot;http://www.mendeley.com/documents/?uuid=5cd57fcc-401d-3ae9-ab14-27794f38ccb2&quot;], &quot;itemData&quot;: {&quot;publisher&quot;: &quot;Springer Berlin Heidelberg&quot;, &quot;id&quot;: &quot;ITEM-1&quot;, &quot;ISSN&quot;: &quot;0342-4642&quot;, &quot;issue&quot;: &quot;3&quot;, &quot;author&quot;: [{&quot;given&quot;: &quot;Gordon D.&quot;, &quot;dropping-particle&quot;: &quot;&quot;, &quot;parse-names&quot;: false, &quot;non-dropping-particle&quot;: &quot;&quot;, &quot;family&quot;: &quot;Rubenfeld&quot;, &quot;suffix&quot;: &quot;&quot;}, {&quot;given&quot;: &quot;Andrew&quot;, &quot;dropping-particle&quot;: &quot;&quot;, &quot;parse-names&quot;: false, &quot;non-dropping-particle&quot;: &quot;&quot;, &quot;family&quot;: &quot;Rhodes&quot;, &quot;suffix&quot;: &quot;&quot;}], &quot;issued&quot;: {&quot;date-parts&quot;: [[&quot;2014&quot;, &quot;3&quot;, &quot;7&quot;]]}, &quot;page&quot;: &quot;451-452&quot;, &quot;volume&quot;: &quot;40&quot;, &quot;title&quot;: &quot;How many intensive care beds are enough?&quot;, &quot;container-title&quot;: &quot;Intensive Care Medicine&quot;, &quot;type&quot;: &quot;article-journal&quot;, &quot;DOI&quot;: &quot;10.1007/s00134-014-3215-x&quot;}}], &quot;mendeley&quot;: {&quot;plainTextFormattedCitation&quot;: &quot;[1]&quot;, &quot;previouslyFormattedCitation&quot;: &quot;[1]&quot;, &quot;formattedCitation&quot;: &quot;[1]&quot;}, &quot;properties&quot;: {&quot;noteIndex&quot;: 0}, &quot;schema&quot;: &quot;https://github.com/citation-style-language/schema/raw/master/csl-citation.json&quot;} RNDHARft29g3s"/>⁠. In order to optimise the allocation of this resource, patients should be discharged from the ICU as soon as they no longer require the specialist input provided there. The reduced ICU capacity caused by discharge delay can result in the delayed admission of patients requiring <text:span text:style-name="T19">critical </text:span>care<text:reference-mark-start text:name="ADDIN CSL_CITATION {&quot;citationItems&quot;: [{&quot;id&quot;: &quot;ITEM-1&quot;, &quot;uris&quot;: [&quot;http://www.mendeley.com/documents/?uuid=1584ee16-2f47-3f83-9d02-017e3feb89b5&quot;], &quot;itemData&quot;: {&quot;ISBN&quot;: &quot;0090-3493&quot;, &quot;issued&quot;: {&quot;date-parts&quot;: [[&quot;2007&quot;]]}, &quot;id&quot;: &quot;ITEM-1&quot;, &quot;PMID&quot;: &quot;17440421&quot;, &quot;ISSN&quot;: &quot;00903493&quot;, &quot;author&quot;: [{&quot;given&quot;: &quot;Donald B.&quot;, &quot;dropping-particle&quot;: &quot;&quot;, &quot;parse-names&quot;: false, &quot;non-dropping-particle&quot;: &quot;&quot;, &quot;family&quot;: &quot;Chalfin&quot;, &quot;suffix&quot;: &quot;&quot;}, {&quot;given&quot;: &quot;Stephen&quot;, &quot;dropping-particle&quot;: &quot;&quot;, &quot;parse-names&quot;: false, &quot;non-dropping-particle&quot;: &quot;&quot;, &quot;family&quot;: &quot;Trzeciak&quot;, &quot;suffix&quot;: &quot;&quot;}, {&quot;given&quot;: &quot;Antonios&quot;, &quot;dropping-particle&quot;: &quot;&quot;, &quot;parse-names&quot;: false, &quot;non-dropping-particle&quot;: &quot;&quot;, &quot;family&quot;: &quot;Likourezos&quot;, &quot;suffix&quot;: &quot;&quot;}, {&quot;given&quot;: &quot;Brigitte M.&quot;, &quot;dropping-particle&quot;: &quot;&quot;, &quot;parse-names&quot;: false, &quot;non-dropping-particle&quot;: &quot;&quot;, &quot;family&quot;: &quot;Baumann&quot;, &quot;suffix&quot;: &quot;&quot;}, {&quot;given&quot;: &quot;R. Phillip&quot;, &quot;dropping-particle&quot;: &quot;&quot;, &quot;parse-names&quot;: false, &quot;non-dropping-particle&quot;: &quot;&quot;, &quot;family&quot;: &quot;Dellinger&quot;, &quot;suffix&quot;: &quot;&quot;}], &quot;title&quot;: &quot;Impact of delayed transfer of critically ill patients from the emergency department to the intensive care unit&quot;, &quot;container-title&quot;: &quot;Critical Care Medicine&quot;, &quot;type&quot;: &quot;article-journal&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DOI&quot;: &quot;10.1097/01.CCM.0000266585.74905.5A&quot;}}, {&quot;id&quot;: &quot;ITEM-2&quot;, &quot;uris&quot;: [&quot;http://www.mendeley.com/documents/?uuid=68a16267-5d4a-362c-91a5-fa81a7e5fb89&quot;], &quot;itemData&quot;: {&quot;issued&quot;: {&quot;date-parts&quot;: [[&quot;2011&quot;]]}, &quot;id&quot;: &quot;ITEM-2&quot;, &quot;ISSN&quot;: &quot;1364-8535&quot;, &quot;type&quot;: &quot;article-journal&quot;, &quot;issue&quot;: &quot;1&quot;, &quot;title&quot;: &quot;Impact of delayed admission to intensive care units on mortality of critically ill patients: a cohort study&quot;, &quot;container-title&quot;: &quot;Critical Care&quot;, &quot;volume&quot;: &quot;15&quot;, &quot;page&quot;: &quot;R28&quot;, &quot;author&quot;: [{&quot;given&quot;: &quot;Lucienne TQ&quot;, &quot;dropping-particle&quot;: &quot;&quot;, &quot;parse-names&quot;: false, &quot;non-dropping-particle&quot;: &quot;&quot;, &quot;family&quot;: &quot;Cardoso&quot;, &quot;suffix&quot;: &quot;&quot;}, {&quot;given&quot;: &quot;Cintia MC&quot;, &quot;dropping-particle&quot;: &quot;&quot;, &quot;parse-names&quot;: false, &quot;non-dropping-particle&quot;: &quot;&quot;, &quot;family&quot;: &quot;Grion&quot;, &quot;suffix&quot;: &quot;&quot;}, {&quot;given&quot;: &quot;Tiemi&quot;, &quot;dropping-particle&quot;: &quot;&quot;, &quot;parse-names&quot;: false, &quot;non-dropping-particle&quot;: &quot;&quot;, &quot;family&quot;: &quot;Matsuo&quot;, &quot;suffix&quot;: &quot;&quot;}, {&quot;given&quot;: &quot;Elza HT&quot;, &quot;dropping-particle&quot;: &quot;&quot;, &quot;parse-names&quot;: false, &quot;non-dropping-particle&quot;: &quot;&quot;, &quot;family&quot;: &quot;Anami&quot;, &quot;suffix&quot;: &quot;&quot;}, {&quot;given&quot;: &quot;Ivanil AM&quot;, &quot;dropping-particle&quot;: &quot;&quot;, &quot;parse-names&quot;: false, &quot;non-dropping-particle&quot;: &quot;&quot;, &quot;family&quot;: &quot;Kauss&quot;, &quot;suffix&quot;: &quot;&quot;}, {&quot;given&quot;: &quot;Ludmila&quot;, &quot;dropping-particle&quot;: &quot;&quot;, &quot;parse-names&quot;: false, &quot;non-dropping-particle&quot;: &quot;&quot;, &quot;family&quot;: &quot;Seko&quot;, &quot;suffix&quot;: &quot;&quot;}, {&quot;given&quot;: &quot;Ana M&quot;, &quot;dropping-particle&quot;: &quot;&quot;, &quot;parse-names&quot;: false, &quot;non-dropping-particle&quot;: &quot;&quot;, &quot;family&quot;: &quot;Bonametti&quot;, &quot;suffix&quot;: &quot;&quot;}], &quot;DOI&quot;: &quot;10.1186/cc9975&quot;}}], &quot;mendeley&quot;: {&quot;plainTextFormattedCitation&quot;: &quot;[2,3]&quot;, &quot;previouslyFormattedCitation&quot;: &quot;[2,3]&quot;, &quot;formattedCitation&quot;: &quot;[2,3]&quot;}, &quot;properties&quot;: {&quot;noteIndex&quot;: 0}, &quot;schema&quot;: &quot;https://github.com/citation-style-language/schema/raw/master/csl-citation.json&quot;} RNDRSt5hKQbzn"/>[2,3]<text:reference-mark-end text:name="ADDIN CSL_CITATION {&quot;citationItems&quot;: [{&quot;id&quot;: &quot;ITEM-1&quot;, &quot;uris&quot;: [&quot;http://www.mendeley.com/documents/?uuid=1584ee16-2f47-3f83-9d02-017e3feb89b5&quot;], &quot;itemData&quot;: {&quot;ISBN&quot;: &quot;0090-3493&quot;, &quot;issued&quot;: {&quot;date-parts&quot;: [[&quot;2007&quot;]]}, &quot;id&quot;: &quot;ITEM-1&quot;, &quot;PMID&quot;: &quot;17440421&quot;, &quot;ISSN&quot;: &quot;00903493&quot;, &quot;author&quot;: [{&quot;given&quot;: &quot;Donald B.&quot;, &quot;dropping-particle&quot;: &quot;&quot;, &quot;parse-names&quot;: false, &quot;non-dropping-particle&quot;: &quot;&quot;, &quot;family&quot;: &quot;Chalfin&quot;, &quot;suffix&quot;: &quot;&quot;}, {&quot;given&quot;: &quot;Stephen&quot;, &quot;dropping-particle&quot;: &quot;&quot;, &quot;parse-names&quot;: false, &quot;non-dropping-particle&quot;: &quot;&quot;, &quot;family&quot;: &quot;Trzeciak&quot;, &quot;suffix&quot;: &quot;&quot;}, {&quot;given&quot;: &quot;Antonios&quot;, &quot;dropping-particle&quot;: &quot;&quot;, &quot;parse-names&quot;: false, &quot;non-dropping-particle&quot;: &quot;&quot;, &quot;family&quot;: &quot;Likourezos&quot;, &quot;suffix&quot;: &quot;&quot;}, {&quot;given&quot;: &quot;Brigitte M.&quot;, &quot;dropping-particle&quot;: &quot;&quot;, &quot;parse-names&quot;: false, &quot;non-dropping-particle&quot;: &quot;&quot;, &quot;family&quot;: &quot;Baumann&quot;, &quot;suffix&quot;: &quot;&quot;}, {&quot;given&quot;: &quot;R. Phillip&quot;, &quot;dropping-particle&quot;: &quot;&quot;, &quot;parse-names&quot;: false, &quot;non-dropping-particle&quot;: &quot;&quot;, &quot;family&quot;: &quot;Dellinger&quot;, &quot;suffix&quot;: &quot;&quot;}], &quot;title&quot;: &quot;Impact of delayed transfer of critically ill patients from the emergency department to the intensive care unit&quot;, &quot;container-title&quot;: &quot;Critical Care Medicine&quot;, &quot;type&quot;: &quot;article-journal&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DOI&quot;: &quot;10.1097/01.CCM.0000266585.74905.5A&quot;}}, {&quot;id&quot;: &quot;ITEM-2&quot;, &quot;uris&quot;: [&quot;http://www.mendeley.com/documents/?uuid=68a16267-5d4a-362c-91a5-fa81a7e5fb89&quot;], &quot;itemData&quot;: {&quot;issued&quot;: {&quot;date-parts&quot;: [[&quot;2011&quot;]]}, &quot;id&quot;: &quot;ITEM-2&quot;, &quot;ISSN&quot;: &quot;1364-8535&quot;, &quot;type&quot;: &quot;article-journal&quot;, &quot;issue&quot;: &quot;1&quot;, &quot;title&quot;: &quot;Impact of delayed admission to intensive care units on mortality of critically ill patients: a cohort study&quot;, &quot;container-title&quot;: &quot;Critical Care&quot;, &quot;volume&quot;: &quot;15&quot;, &quot;page&quot;: &quot;R28&quot;, &quot;author&quot;: [{&quot;given&quot;: &quot;Lucienne TQ&quot;, &quot;dropping-particle&quot;: &quot;&quot;, &quot;parse-names&quot;: false, &quot;non-dropping-particle&quot;: &quot;&quot;, &quot;family&quot;: &quot;Cardoso&quot;, &quot;suffix&quot;: &quot;&quot;}, {&quot;given&quot;: &quot;Cintia MC&quot;, &quot;dropping-particle&quot;: &quot;&quot;, &quot;parse-names&quot;: false, &quot;non-dropping-particle&quot;: &quot;&quot;, &quot;family&quot;: &quot;Grion&quot;, &quot;suffix&quot;: &quot;&quot;}, {&quot;given&quot;: &quot;Tiemi&quot;, &quot;dropping-particle&quot;: &quot;&quot;, &quot;parse-names&quot;: false, &quot;non-dropping-particle&quot;: &quot;&quot;, &quot;family&quot;: &quot;Matsuo&quot;, &quot;suffix&quot;: &quot;&quot;}, {&quot;given&quot;: &quot;Elza HT&quot;, &quot;dropping-particle&quot;: &quot;&quot;, &quot;parse-names&quot;: false, &quot;non-dropping-particle&quot;: &quot;&quot;, &quot;family&quot;: &quot;Anami&quot;, &quot;suffix&quot;: &quot;&quot;}, {&quot;given&quot;: &quot;Ivanil AM&quot;, &quot;dropping-particle&quot;: &quot;&quot;, &quot;parse-names&quot;: false, &quot;non-dropping-particle&quot;: &quot;&quot;, &quot;family&quot;: &quot;Kauss&quot;, &quot;suffix&quot;: &quot;&quot;}, {&quot;given&quot;: &quot;Ludmila&quot;, &quot;dropping-particle&quot;: &quot;&quot;, &quot;parse-names&quot;: false, &quot;non-dropping-particle&quot;: &quot;&quot;, &quot;family&quot;: &quot;Seko&quot;, &quot;suffix&quot;: &quot;&quot;}, {&quot;given&quot;: &quot;Ana M&quot;, &quot;dropping-particle&quot;: &quot;&quot;, &quot;parse-names&quot;: false, &quot;non-dropping-particle&quot;: &quot;&quot;, &quot;family&quot;: &quot;Bonametti&quot;, &quot;suffix&quot;: &quot;&quot;}], &quot;DOI&quot;: &quot;10.1186/cc9975&quot;}}], &quot;mendeley&quot;: {&quot;plainTextFormattedCitation&quot;: &quot;[2,3]&quot;, &quot;previouslyFormattedCitation&quot;: &quot;[2,3]&quot;, &quot;formattedCitation&quot;: &quot;[2,3]&quot;}, &quot;properties&quot;: {&quot;noteIndex&quot;: 0}, &quot;schema&quot;: &quot;https://github.com/citation-style-language/schema/raw/master/csl-citation.json&quot;} RNDRSt5hKQbzn"/><text:span text:style-name="T2">⁠</text:span>⁠. Furthermore, patients remaining in the ICU after they are medically fit to leave <text:span text:style-name="T20">are at risk of iatrogenic harm and may</text:span> experience detrimental effects on physical rehabilitation and psychosocial well-being<text:reference-mark-start text:name="ADDIN CSL_CITATION {&quot;citationItems&quot;: [{&quot;id&quot;: &quot;ITEM-1&quot;, &quot;uris&quot;: [&quot;http://www.mendeley.com/documents/?uuid=941428ab-02e0-3e0c-b5de-bd68ee39bb31&quot;], &quot;itemData&quot;: {&quot;id&quot;: &quot;ITEM-1&quot;, &quot;ISSN&quot;: &quot;1070-5295&quot;, &quot;issue&quot;: &quot;6&quot;, &quot;author&quot;: [{&quot;given&quot;: &quot;Michael D.&quot;, &quot;dropping-particle&quot;: &quot;&quot;, &quot;parse-names&quot;: false, &quot;non-dropping-particle&quot;: &quot;&quot;, &quot;family&quot;: &quot;Howell&quot;, &quot;suffix&quot;: &quot;&quot;}], &quot;issued&quot;: {&quot;date-parts&quot;: [[&quot;2011&quot;, &quot;12&quot;]]}, &quot;page&quot;: &quot;626-633&quot;, &quot;PMID&quot;: &quot;21934614&quot;, &quot;type&quot;: &quot;article-journal&quot;, &quot;volume&quot;: &quot;17&quot;, &quot;title&quot;: &quot;Managing ICU throughput and understanding ICU census&quot;, &quot;container-title&quot;: &quot;Current Opinion in Critical Care&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DOI&quot;: &quot;10.1097/MCC.0b013e32834b3e6e&quot;}}], &quot;mendeley&quot;: {&quot;plainTextFormattedCitation&quot;: &quot;[4]&quot;, &quot;previouslyFormattedCitation&quot;: &quot;[4]&quot;, &quot;formattedCitation&quot;: &quot;[4]&quot;}, &quot;properties&quot;: {&quot;noteIndex&quot;: 0}, &quot;schema&quot;: &quot;https://github.com/citation-style-language/schema/raw/master/csl-citation.json&quot;} RNDN91HW2ViXH"/><text:span text:style-name="T2">[4]</text:span><text:reference-mark-end text:name="ADDIN CSL_CITATION {&quot;citationItems&quot;: [{&quot;id&quot;: &quot;ITEM-1&quot;, &quot;uris&quot;: [&quot;http://www.mendeley.com/documents/?uuid=941428ab-02e0-3e0c-b5de-bd68ee39bb31&quot;], &quot;itemData&quot;: {&quot;id&quot;: &quot;ITEM-1&quot;, &quot;ISSN&quot;: &quot;1070-5295&quot;, &quot;issue&quot;: &quot;6&quot;, &quot;author&quot;: [{&quot;given&quot;: &quot;Michael D.&quot;, &quot;dropping-particle&quot;: &quot;&quot;, &quot;parse-names&quot;: false, &quot;non-dropping-particle&quot;: &quot;&quot;, &quot;family&quot;: &quot;Howell&quot;, &quot;suffix&quot;: &quot;&quot;}], &quot;issued&quot;: {&quot;date-parts&quot;: [[&quot;2011&quot;, &quot;12&quot;]]}, &quot;page&quot;: &quot;626-633&quot;, &quot;PMID&quot;: &quot;21934614&quot;, &quot;type&quot;: &quot;article-journal&quot;, &quot;volume&quot;: &quot;17&quot;, &quot;title&quot;: &quot;Managing ICU throughput and understanding ICU census&quot;, &quot;container-title&quot;: &quot;Current Opinion in Critical Care&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DOI&quot;: &quot;10.1097/MCC.0b013e32834b3e6e&quot;}}], &quot;mendeley&quot;: {&quot;plainTextFormattedCitation&quot;: &quot;[4]&quot;, &quot;previouslyFormattedCitation&quot;: &quot;[4]&quot;, &quot;formattedCitation&quot;: &quot;[4]&quot;}, &quot;properties&quot;: {&quot;noteIndex&quot;: 0}, &quot;schema&quot;: &quot;https://github.com/citation-style-language/schema/raw/master/csl-citation.json&quot;} RNDN91HW2ViXH"/>⁠.</text:p>
      <text:p text:style-name="P1"/>
      <text:p text:style-name="P1">The identification of individuals that are ready to leave ICU is a key component of patient flow through the hospital. At present this identification is a manual process, relying on physicians reviewing patients on a ward round at a standard point in time. There is a lack of formal guidance to inform discharge readiness and as such the process is sensitive to both the decision making heuristics of individual clinicians and structural factors within the hospital<text:reference-mark-start text:name="ADDIN CSL_CITATION {&quot;citationItems&quot;: [{&quot;id&quot;: &quot;ITEM-1&quot;, &quot;uris&quot;: [&quot;http://www.mendeley.com/documents/?uuid=a97b79e4-5c67-3d35-b78b-15c2e1d7fe7b&quot;], &quot;itemData&quot;: {&quot;id&quot;: &quot;ITEM-1&quot;, &quot;ISSN&quot;: &quot;1070-5295&quot;, &quot;issue&quot;: &quot;5&quot;, &quot;author&quot;: [{&quot;given&quot;: &quot;Maurizia&quot;, &quot;dropping-particle&quot;: &quot;&quot;, &quot;parse-names&quot;: false, &quot;non-dropping-particle&quot;: &quot;&quot;, &quot;family&quot;: &quot;Capuzzo&quot;, &quot;suffix&quot;: &quot;&quot;}, {&quot;given&quot;: &quot;Rui P&quot;, &quot;dropping-particle&quot;: &quot;&quot;, &quot;parse-names&quot;: false, &quot;non-dropping-particle&quot;: &quot;&quot;, &quot;family&quot;: &quot;Moreno&quot;, &quot;suffix&quot;: &quot;&quot;}, {&quot;given&quot;: &quot;Raffaele&quot;, &quot;dropping-particle&quot;: &quot;&quot;, &quot;parse-names&quot;: false, &quot;non-dropping-particle&quot;: &quot;&quot;, &quot;family&quot;: &quot;Alvisi&quot;, &quot;suffix&quot;: &quot;&quot;}], &quot;issued&quot;: {&quot;date-parts&quot;: [[&quot;2010&quot;, &quot;10&quot;]]}, &quot;page&quot;: &quot;499-504&quot;, &quot;PMID&quot;: &quot;20644469&quot;, &quot;type&quot;: &quot;article-journal&quot;, &quot;volume&quot;: &quot;16&quot;, &quot;title&quot;: &quot;Admission and discharge of critically ill patients&quot;, &quot;container-title&quot;: &quot;Current Opinion in Critical Care&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DOI&quot;: &quot;10.1097/MCC.0b013e32833cb874&quot;}}], &quot;mendeley&quot;: {&quot;plainTextFormattedCitation&quot;: &quot;[5]&quot;, &quot;previouslyFormattedCitation&quot;: &quot;[5]&quot;, &quot;formattedCitation&quot;: &quot;[5]&quot;}, &quot;properties&quot;: {&quot;noteIndex&quot;: 0}, &quot;schema&quot;: &quot;https://github.com/citation-style-language/schema/raw/master/csl-citation.json&quot;} RNDrezHe6dCdS"/><text:span text:style-name="T2">[5]</text:span><text:reference-mark-end text:name="ADDIN CSL_CITATION {&quot;citationItems&quot;: [{&quot;id&quot;: &quot;ITEM-1&quot;, &quot;uris&quot;: [&quot;http://www.mendeley.com/documents/?uuid=a97b79e4-5c67-3d35-b78b-15c2e1d7fe7b&quot;], &quot;itemData&quot;: {&quot;id&quot;: &quot;ITEM-1&quot;, &quot;ISSN&quot;: &quot;1070-5295&quot;, &quot;issue&quot;: &quot;5&quot;, &quot;author&quot;: [{&quot;given&quot;: &quot;Maurizia&quot;, &quot;dropping-particle&quot;: &quot;&quot;, &quot;parse-names&quot;: false, &quot;non-dropping-particle&quot;: &quot;&quot;, &quot;family&quot;: &quot;Capuzzo&quot;, &quot;suffix&quot;: &quot;&quot;}, {&quot;given&quot;: &quot;Rui P&quot;, &quot;dropping-particle&quot;: &quot;&quot;, &quot;parse-names&quot;: false, &quot;non-dropping-particle&quot;: &quot;&quot;, &quot;family&quot;: &quot;Moreno&quot;, &quot;suffix&quot;: &quot;&quot;}, {&quot;given&quot;: &quot;Raffaele&quot;, &quot;dropping-particle&quot;: &quot;&quot;, &quot;parse-names&quot;: false, &quot;non-dropping-particle&quot;: &quot;&quot;, &quot;family&quot;: &quot;Alvisi&quot;, &quot;suffix&quot;: &quot;&quot;}], &quot;issued&quot;: {&quot;date-parts&quot;: [[&quot;2010&quot;, &quot;10&quot;]]}, &quot;page&quot;: &quot;499-504&quot;, &quot;PMID&quot;: &quot;20644469&quot;, &quot;type&quot;: &quot;article-journal&quot;, &quot;volume&quot;: &quot;16&quot;, &quot;title&quot;: &quot;Admission and discharge of critically ill patients&quot;, &quot;container-title&quot;: &quot;Current Opinion in Critical Care&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DOI&quot;: &quot;10.1097/MCC.0b013e32833cb874&quot;}}], &quot;mendeley&quot;: {&quot;plainTextFormattedCitation&quot;: &quot;[5]&quot;, &quot;previouslyFormattedCitation&quot;: &quot;[5]&quot;, &quot;formattedCitation&quot;: &quot;[5]&quot;}, &quot;properties&quot;: {&quot;noteIndex&quot;: 0}, &quot;schema&quot;: &quot;https://github.com/citation-style-language/schema/raw/master/csl-citation.json&quot;} RNDrezHe6dCdS"/>⁠. A number of studies have looked to address this problem by attempting to standardise the discharge process</text:p>
      <text:p text:style-name="P1"><text:span text:style-name="T10">In a scoping review of these studies Stelfox et al.</text:span><text:reference-mark-start text:name="ADDIN CSL_CITATION {&quot;citationItems&quot;: [{&quot;id&quot;: &quot;ITEM-1&quot;, &quot;uris&quot;: [&quot;http://www.mendeley.com/documents/?uuid=1f273823-b4fb-389a-8beb-9f0b07e346ad&quot;], &quot;itemData&quot;: {&quot;id&quot;: &quot;ITEM-1&quot;, &quot;ISSN&quot;: &quot;00123692&quot;, &quot;issue&quot;: &quot;2&quot;, &quot;author&quot;: [{&quot;given&quot;: &quot;Henry T.&quot;, &quot;dropping-particle&quot;: &quot;&quot;, &quot;parse-names&quot;: false, &quot;non-dropping-particle&quot;: &quot;&quot;, &quot;family&quot;: &quot;Stelfox&quot;, &quot;suffix&quot;: &quot;&quot;}, {&quot;given&quot;: &quot;Dan&quot;, &quot;dropping-particle&quot;: &quot;&quot;, &quot;parse-names&quot;: false, &quot;non-dropping-particle&quot;: &quot;&quot;, &quot;family&quot;: &quot;Lane&quot;, &quot;suffix&quot;: &quot;&quot;}, {&quot;given&quot;: &quot;Jamie M.&quot;, &quot;dropping-particle&quot;: &quot;&quot;, &quot;parse-names&quot;: false, &quot;non-dropping-particle&quot;: &quot;&quot;, &quot;family&quot;: &quot;Boyd&quot;, &quot;suffix&quot;: &quot;&quot;}, {&quot;given&quot;: &quot;Simon&quot;, &quot;dropping-particle&quot;: &quot;&quot;, &quot;parse-names&quot;: false, &quot;non-dropping-particle&quot;: &quot;&quot;, &quot;family&quot;: &quot;Taylor&quot;, &quot;suffix&quot;: &quot;&quot;}, {&quot;given&quot;: &quot;Laure&quot;, &quot;dropping-particle&quot;: &quot;&quot;, &quot;parse-names&quot;: false, &quot;non-dropping-particle&quot;: &quot;&quot;, &quot;family&quot;: &quot;Perrier&quot;, &quot;suffix&quot;: &quot;&quot;}, {&quot;given&quot;: &quot;Sharon&quot;, &quot;dropping-particle&quot;: &quot;&quot;, &quot;parse-names&quot;: false, &quot;non-dropping-particle&quot;: &quot;&quot;, &quot;family&quot;: &quot;Straus&quot;, &quot;suffix&quot;: &quot;&quot;}, {&quot;given&quot;: &quot;David&quot;, &quot;dropping-particle&quot;: &quot;&quot;, &quot;parse-names&quot;: false, &quot;non-dropping-particle&quot;: &quot;&quot;, &quot;family&quot;: &quot;Zygun&quot;, &quot;suffix&quot;: &quot;&quot;}, {&quot;given&quot;: &quot;Danny J.&quot;, &quot;dropping-particle&quot;: &quot;&quot;, &quot;parse-names&quot;: false, &quot;non-dropping-particle&quot;: &quot;&quot;, &quot;family&quot;: &quot;Zuege&quot;, &quot;suffix&quot;: &quot;&quot;}], &quot;issued&quot;: {&quot;date-parts&quot;: [[&quot;2015&quot;, &quot;2&quot;]]}, &quot;page&quot;: &quot;317-327&quot;, &quot;PMID&quot;: &quot;25210942&quot;, &quot;type&quot;: &quot;article-journal&quot;, &quot;volume&quot;: &quot;147&quot;, &quot;title&quot;: &quot;A Scoping Review of Patient Discharge From Intensive Care&quot;, &quot;container-title&quot;: &quot;Chest&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DOI&quot;: &quot;10.1378/chest.13-2965&quot;}}], &quot;mendeley&quot;: {&quot;plainTextFormattedCitation&quot;: &quot;[6]&quot;, &quot;previouslyFormattedCitation&quot;: &quot;[6]&quot;, &quot;formattedCitation&quot;: &quot;[6]&quot;}, &quot;properties&quot;: {&quot;noteIndex&quot;: 0}, &quot;schema&quot;: &quot;https://github.com/citation-style-language/schema/raw/master/csl-citation.json&quot;} RNDkmtJepkIBl"/><text:span text:style-name="T10">[6]</text:span><text:reference-mark-end text:name="ADDIN CSL_CITATION {&quot;citationItems&quot;: [{&quot;id&quot;: &quot;ITEM-1&quot;, &quot;uris&quot;: [&quot;http://www.mendeley.com/documents/?uuid=1f273823-b4fb-389a-8beb-9f0b07e346ad&quot;], &quot;itemData&quot;: {&quot;id&quot;: &quot;ITEM-1&quot;, &quot;ISSN&quot;: &quot;00123692&quot;, &quot;issue&quot;: &quot;2&quot;, &quot;author&quot;: [{&quot;given&quot;: &quot;Henry T.&quot;, &quot;dropping-particle&quot;: &quot;&quot;, &quot;parse-names&quot;: false, &quot;non-dropping-particle&quot;: &quot;&quot;, &quot;family&quot;: &quot;Stelfox&quot;, &quot;suffix&quot;: &quot;&quot;}, {&quot;given&quot;: &quot;Dan&quot;, &quot;dropping-particle&quot;: &quot;&quot;, &quot;parse-names&quot;: false, &quot;non-dropping-particle&quot;: &quot;&quot;, &quot;family&quot;: &quot;Lane&quot;, &quot;suffix&quot;: &quot;&quot;}, {&quot;given&quot;: &quot;Jamie M.&quot;, &quot;dropping-particle&quot;: &quot;&quot;, &quot;parse-names&quot;: false, &quot;non-dropping-particle&quot;: &quot;&quot;, &quot;family&quot;: &quot;Boyd&quot;, &quot;suffix&quot;: &quot;&quot;}, {&quot;given&quot;: &quot;Simon&quot;, &quot;dropping-particle&quot;: &quot;&quot;, &quot;parse-names&quot;: false, &quot;non-dropping-particle&quot;: &quot;&quot;, &quot;family&quot;: &quot;Taylor&quot;, &quot;suffix&quot;: &quot;&quot;}, {&quot;given&quot;: &quot;Laure&quot;, &quot;dropping-particle&quot;: &quot;&quot;, &quot;parse-names&quot;: false, &quot;non-dropping-particle&quot;: &quot;&quot;, &quot;family&quot;: &quot;Perrier&quot;, &quot;suffix&quot;: &quot;&quot;}, {&quot;given&quot;: &quot;Sharon&quot;, &quot;dropping-particle&quot;: &quot;&quot;, &quot;parse-names&quot;: false, &quot;non-dropping-particle&quot;: &quot;&quot;, &quot;family&quot;: &quot;Straus&quot;, &quot;suffix&quot;: &quot;&quot;}, {&quot;given&quot;: &quot;David&quot;, &quot;dropping-particle&quot;: &quot;&quot;, &quot;parse-names&quot;: false, &quot;non-dropping-particle&quot;: &quot;&quot;, &quot;family&quot;: &quot;Zygun&quot;, &quot;suffix&quot;: &quot;&quot;}, {&quot;given&quot;: &quot;Danny J.&quot;, &quot;dropping-particle&quot;: &quot;&quot;, &quot;parse-names&quot;: false, &quot;non-dropping-particle&quot;: &quot;&quot;, &quot;family&quot;: &quot;Zuege&quot;, &quot;suffix&quot;: &quot;&quot;}], &quot;issued&quot;: {&quot;date-parts&quot;: [[&quot;2015&quot;, &quot;2&quot;]]}, &quot;page&quot;: &quot;317-327&quot;, &quot;PMID&quot;: &quot;25210942&quot;, &quot;type&quot;: &quot;article-journal&quot;, &quot;volume&quot;: &quot;147&quot;, &quot;title&quot;: &quot;A Scoping Review of Patient Discharge From Intensive Care&quot;, &quot;container-title&quot;: &quot;Chest&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DOI&quot;: &quot;10.1378/chest.13-2965&quot;}}], &quot;mendeley&quot;: {&quot;plainTextFormattedCitation&quot;: &quot;[6]&quot;, &quot;previouslyFormattedCitation&quot;: &quot;[6]&quot;, &quot;formattedCitation&quot;: &quot;[6]&quot;}, &quot;properties&quot;: {&quot;noteIndex&quot;: 0}, &quot;schema&quot;: &quot;https://github.com/citation-style-language/schema/raw/master/csl-citation.json&quot;} RNDkmtJepkIBl"/><text:span text:style-name="T10">⁠</text:span><text:span text:style-name="T2"> </text:span><text:span text:style-name="T10">noted that, while a range of tools have been developed to characterise discharge readiness, most studies have been single centre and have not conducted comparative evaluations of different tools. <text:s/></text:span><text:span text:style-name="T2"><text:s/></text:span></text:p>
      <text:p text:style-name="P1"/>
      <text:p text:style-name="P1">Increasingly ICUs are using clinical information systems (CIS) to collect, store and display physiological data. The availability of such routinely collected patient data presents the opportunity to apply methods from data science, with the potential to transform healthcare in a number of ways<text:reference-mark-start text:name="ADDIN CSL_CITATION {&quot;citationItems&quot;: [{&quot;id&quot;: &quot;ITEM-1&quot;, &quot;uris&quot;: [&quot;http://www.mendeley.com/documents/?uuid=c7e842f6-4571-3216-af96-c668bbd3d7f8&quot;], &quot;itemData&quot;: {&quot;publisher&quot;: &quot;Massachusetts Medical Society&quot;, &quot;id&quot;: &quot;ITEM-1&quot;, &quot;ISSN&quot;: &quot;0028-4793&quot;, &quot;issue&quot;: &quot;13&quot;, &quot;author&quot;: [{&quot;given&quot;: &quot;Ziad&quot;, &quot;dropping-particle&quot;: &quot;&quot;, &quot;parse-names&quot;: false, &quot;non-dropping-particle&quot;: &quot;&quot;, &quot;family&quot;: &quot;Obermeyer&quot;, &quot;suffix&quot;: &quot;&quot;}, {&quot;given&quot;: &quot;Thomas H.&quot;, &quot;dropping-particle&quot;: &quot;&quot;, &quot;parse-names&quot;: false, &quot;non-dropping-particle&quot;: &quot;&quot;, &quot;family&quot;: &quot;Lee&quot;, &quot;suffix&quot;: &quot;&quot;}], &quot;issued&quot;: {&quot;date-parts&quot;: [[&quot;2017&quot;, &quot;9&quot;, &quot;28&quot;]]}, &quot;page&quot;: &quot;1209-1211&quot;, &quot;type&quot;: &quot;article-journal&quot;, &quot;volume&quot;: &quot;377&quot;, &quot;title&quot;: &quot;Lost in Thought \u2014 The Limits of the Human Mind and the Future of Medicine&quot;, &quot;container-title&quot;: &quot;New England Journal of Medicine&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DOI&quot;: &quot;10.1056/NEJMp1705348&quot;}}, {&quot;id&quot;: &quot;ITEM-2&quot;, &quot;uris&quot;: [&quot;http://www.mendeley.com/documents/?uuid=f3c65600-7bae-3f72-8127-257393db24a2&quot;], &quot;itemData&quot;: {&quot;id&quot;: &quot;ITEM-2&quot;, &quot;ISSN&quot;: &quot;1070-5295&quot;, &quot;issue&quot;: &quot;5&quot;, &quot;author&quot;: [{&quot;given&quot;: &quot;Annemarie B.&quot;, &quot;dropping-particle&quot;: &quot;&quot;, &quot;parse-names&quot;: false, &quot;non-dropping-particle&quot;: &quot;&quot;, &quot;family&quot;: &quot;Docherty&quot;, &quot;suffix&quot;: &quot;&quot;}, {&quot;given&quot;: &quot;Nazir I.&quot;, &quot;dropping-particle&quot;: &quot;&quot;, &quot;parse-names&quot;: false, &quot;non-dropping-particle&quot;: &quot;&quot;, &quot;family&quot;: &quot;Lone&quot;, &quot;suffix&quot;: &quot;&quot;}], &quot;issued&quot;: {&quot;date-parts&quot;: [[&quot;2015&quot;, &quot;10&quot;]]}, &quot;page&quot;: &quot;467-472&quot;, &quot;PMID&quot;: &quot;26348424&quot;, &quot;type&quot;: &quot;article-journal&quot;, &quot;volume&quot;: &quot;21&quot;, &quot;title&quot;: &quot;Exploiting big data for critical care research&quot;, &quot;container-title&quot;: &quot;Current Opinion in Critical Care&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DOI&quot;: &quot;10.1097/MCC.0000000000000228&quot;}}], &quot;mendeley&quot;: {&quot;plainTextFormattedCitation&quot;: &quot;[7,8]&quot;, &quot;previouslyFormattedCitation&quot;: &quot;[7,8]&quot;, &quot;formattedCitation&quot;: &quot;[7,8]&quot;}, &quot;properties&quot;: {&quot;noteIndex&quot;: 0}, &quot;schema&quot;: &quot;https://github.com/citation-style-language/schema/raw/master/csl-citation.json&quot;} RND45YXNHPZi7"/><text:span text:style-name="T2">[7,8]</text:span><text:reference-mark-end text:name="ADDIN CSL_CITATION {&quot;citationItems&quot;: [{&quot;id&quot;: &quot;ITEM-1&quot;, &quot;uris&quot;: [&quot;http://www.mendeley.com/documents/?uuid=c7e842f6-4571-3216-af96-c668bbd3d7f8&quot;], &quot;itemData&quot;: {&quot;publisher&quot;: &quot;Massachusetts Medical Society&quot;, &quot;id&quot;: &quot;ITEM-1&quot;, &quot;ISSN&quot;: &quot;0028-4793&quot;, &quot;issue&quot;: &quot;13&quot;, &quot;author&quot;: [{&quot;given&quot;: &quot;Ziad&quot;, &quot;dropping-particle&quot;: &quot;&quot;, &quot;parse-names&quot;: false, &quot;non-dropping-particle&quot;: &quot;&quot;, &quot;family&quot;: &quot;Obermeyer&quot;, &quot;suffix&quot;: &quot;&quot;}, {&quot;given&quot;: &quot;Thomas H.&quot;, &quot;dropping-particle&quot;: &quot;&quot;, &quot;parse-names&quot;: false, &quot;non-dropping-particle&quot;: &quot;&quot;, &quot;family&quot;: &quot;Lee&quot;, &quot;suffix&quot;: &quot;&quot;}], &quot;issued&quot;: {&quot;date-parts&quot;: [[&quot;2017&quot;, &quot;9&quot;, &quot;28&quot;]]}, &quot;page&quot;: &quot;1209-1211&quot;, &quot;type&quot;: &quot;article-journal&quot;, &quot;volume&quot;: &quot;377&quot;, &quot;title&quot;: &quot;Lost in Thought \u2014 The Limits of the Human Mind and the Future of Medicine&quot;, &quot;container-title&quot;: &quot;New England Journal of Medicine&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DOI&quot;: &quot;10.1056/NEJMp1705348&quot;}}, {&quot;id&quot;: &quot;ITEM-2&quot;, &quot;uris&quot;: [&quot;http://www.mendeley.com/documents/?uuid=f3c65600-7bae-3f72-8127-257393db24a2&quot;], &quot;itemData&quot;: {&quot;id&quot;: &quot;ITEM-2&quot;, &quot;ISSN&quot;: &quot;1070-5295&quot;, &quot;issue&quot;: &quot;5&quot;, &quot;author&quot;: [{&quot;given&quot;: &quot;Annemarie B.&quot;, &quot;dropping-particle&quot;: &quot;&quot;, &quot;parse-names&quot;: false, &quot;non-dropping-particle&quot;: &quot;&quot;, &quot;family&quot;: &quot;Docherty&quot;, &quot;suffix&quot;: &quot;&quot;}, {&quot;given&quot;: &quot;Nazir I.&quot;, &quot;dropping-particle&quot;: &quot;&quot;, &quot;parse-names&quot;: false, &quot;non-dropping-particle&quot;: &quot;&quot;, &quot;family&quot;: &quot;Lone&quot;, &quot;suffix&quot;: &quot;&quot;}], &quot;issued&quot;: {&quot;date-parts&quot;: [[&quot;2015&quot;, &quot;10&quot;]]}, &quot;page&quot;: &quot;467-472&quot;, &quot;PMID&quot;: &quot;26348424&quot;, &quot;type&quot;: &quot;article-journal&quot;, &quot;volume&quot;: &quot;21&quot;, &quot;title&quot;: &quot;Exploiting big data for critical care research&quot;, &quot;container-title&quot;: &quot;Current Opinion in Critical Care&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DOI&quot;: &quot;10.1097/MCC.0000000000000228&quot;}}], &quot;mendeley&quot;: {&quot;plainTextFormattedCitation&quot;: &quot;[7,8]&quot;, &quot;previouslyFormattedCitation&quot;: &quot;[7,8]&quot;, &quot;formattedCitation&quot;: &quot;[7,8]&quot;}, &quot;properties&quot;: {&quot;noteIndex&quot;: 0}, &quot;schema&quot;: &quot;https://github.com/citation-style-language/schema/raw/master/csl-citation.json&quot;} RND45YXNHPZi7"/>⁠. Two particular avenues for development are the automation of simple tasks<text:bookmark-start text:name="__UnoMark__11754_1319284483"/><text:reference-mark-start text:name="ADDIN CSL_CITATION {&quot;citationItems&quot;: [{&quot;id&quot;: &quot;ITEM-1&quot;, &quot;uris&quot;: [&quot;http://www.mendeley.com/documents/?uuid=9492e3c8-9b31-4eb5-a18f-c45048c2ec90&quot;], &quot;itemData&quot;: {&quot;issued&quot;: {&quot;date-parts&quot;: [[&quot;2017&quot;]]}, &quot;id&quot;: &quot;ITEM-1&quot;, &quot;type&quot;: &quot;article-magazine&quot;, &quot;title&quot;: &quot;Four Lessons In The Adoption Of Machine Learning In Health Care&quot;, &quot;container-title&quot;: &quot;Health Affairs Blog&quot;, &quot;author&quot;: [{&quot;given&quot;: &quot;Ernest&quot;, &quot;dropping-particle&quot;: &quot;&quot;, &quot;parse-names&quot;: false, &quot;non-dropping-particle&quot;: &quot;&quot;, &quot;family&quot;: &quot;Sohn&quot;, &quot;suffix&quot;: &quot;&quot;}, {&quot;given&quot;: &quot;Joachim&quot;, &quot;dropping-particle&quot;: &quot;&quot;, &quot;parse-names&quot;: false, &quot;non-dropping-particle&quot;: &quot;&quot;, &quot;family&quot;: &quot;Roski&quot;, &quot;suffix&quot;: &quot;&quot;}, {&quot;given&quot;: &quot;Steven&quot;, &quot;dropping-particle&quot;: &quot;&quot;, &quot;parse-names&quot;: false, &quot;non-dropping-particle&quot;: &quot;&quot;, &quot;family&quot;: &quot;Escaravage&quot;, &quot;suffix&quot;: &quot;&quot;}, {&quot;given&quot;: &quot;Kevin&quot;, &quot;dropping-particle&quot;: &quot;&quot;, &quot;parse-names&quot;: false, &quot;non-dropping-particle&quot;: &quot;&quot;, &quot;family&quot;: &quot;Maloy&quot;, &quot;suffix&quot;: &quot;&quot;}], &quot;DOI&quot;: &quot;10.1377/hblog20170509.059985&quot;}}], &quot;mendeley&quot;: {&quot;plainTextFormattedCitation&quot;: &quot;[9]&quot;, &quot;previouslyFormattedCitation&quot;: &quot;[9]&quot;, &quot;formattedCitation&quot;: &quot;[9]&quot;}, &quot;properties&quot;: {&quot;noteIndex&quot;: 0}, &quot;schema&quot;: &quot;https://github.com/citation-style-language/schema/raw/master/csl-citation.json&quot;} RNDs19pylPywu"/><text:span text:style-name="T11">[9]</text:span><text:bookmark-end text:name="__UnoMark__11754_1319284483"/><text:reference-mark-end text:name="ADDIN CSL_CITATION {&quot;citationItems&quot;: [{&quot;id&quot;: &quot;ITEM-1&quot;, &quot;uris&quot;: [&quot;http://www.mendeley.com/documents/?uuid=9492e3c8-9b31-4eb5-a18f-c45048c2ec90&quot;], &quot;itemData&quot;: {&quot;issued&quot;: {&quot;date-parts&quot;: [[&quot;2017&quot;]]}, &quot;id&quot;: &quot;ITEM-1&quot;, &quot;type&quot;: &quot;article-magazine&quot;, &quot;title&quot;: &quot;Four Lessons In The Adoption Of Machine Learning In Health Care&quot;, &quot;container-title&quot;: &quot;Health Affairs Blog&quot;, &quot;author&quot;: [{&quot;given&quot;: &quot;Ernest&quot;, &quot;dropping-particle&quot;: &quot;&quot;, &quot;parse-names&quot;: false, &quot;non-dropping-particle&quot;: &quot;&quot;, &quot;family&quot;: &quot;Sohn&quot;, &quot;suffix&quot;: &quot;&quot;}, {&quot;given&quot;: &quot;Joachim&quot;, &quot;dropping-particle&quot;: &quot;&quot;, &quot;parse-names&quot;: false, &quot;non-dropping-particle&quot;: &quot;&quot;, &quot;family&quot;: &quot;Roski&quot;, &quot;suffix&quot;: &quot;&quot;}, {&quot;given&quot;: &quot;Steven&quot;, &quot;dropping-particle&quot;: &quot;&quot;, &quot;parse-names&quot;: false, &quot;non-dropping-particle&quot;: &quot;&quot;, &quot;family&quot;: &quot;Escaravage&quot;, &quot;suffix&quot;: &quot;&quot;}, {&quot;given&quot;: &quot;Kevin&quot;, &quot;dropping-particle&quot;: &quot;&quot;, &quot;parse-names&quot;: false, &quot;non-dropping-particle&quot;: &quot;&quot;, &quot;family&quot;: &quot;Maloy&quot;, &quot;suffix&quot;: &quot;&quot;}], &quot;DOI&quot;: &quot;10.1377/hblog20170509.059985&quot;}}], &quot;mendeley&quot;: {&quot;plainTextFormattedCitation&quot;: &quot;[9]&quot;, &quot;previouslyFormattedCitation&quot;: &quot;[9]&quot;, &quot;formattedCitation&quot;: &quot;[9]&quot;}, &quot;properties&quot;: {&quot;noteIndex&quot;: 0}, &quot;schema&quot;: &quot;https://github.com/citation-style-language/schema/raw/master/csl-citation.json&quot;} RNDs19pylPywu"/>⁠ and the implementation of decision support systems<text:reference-mark-start text:name="ADDIN CSL_CITATION {&quot;citationItems&quot;: [{&quot;id&quot;: &quot;ITEM-1&quot;, &quot;uris&quot;: [&quot;http://www.mendeley.com/documents/?uuid=4842e429-276d-3322-bd3d-a1dbdfdac73e&quot;], &quot;itemData&quot;: {&quot;id&quot;: &quot;ITEM-1&quot;, &quot;ISSN&quot;: &quot;0959-8138&quot;, &quot;issue&quot;: &quot;7494&quot;, &quot;author&quot;: [{&quot;given&quot;: &quot;Kensaku&quot;, &quot;dropping-particle&quot;: &quot;&quot;, &quot;parse-names&quot;: false, &quot;non-dropping-particle&quot;: &quot;&quot;, &quot;family&quot;: &quot;Kawamoto&quot;, &quot;suffix&quot;: &quot;&quot;}, {&quot;given&quot;: &quot;Caitlin A&quot;, &quot;dropping-particle&quot;: &quot;&quot;, &quot;parse-names&quot;: false, &quot;non-dropping-particle&quot;: &quot;&quot;, &quot;family&quot;: &quot;Houlihan&quot;, &quot;suffix&quot;: &quot;&quot;}, {&quot;given&quot;: &quot;E Andrew&quot;, &quot;dropping-particle&quot;: &quot;&quot;, &quot;parse-names&quot;: false, &quot;non-dropping-particle&quot;: &quot;&quot;, &quot;family&quot;: &quot;Balas&quot;, &quot;suffix&quot;: &quot;&quot;}, {&quot;given&quot;: &quot;David F&quot;, &quot;dropping-particle&quot;: &quot;&quot;, &quot;parse-names&quot;: false, &quot;non-dropping-particle&quot;: &quot;&quot;, &quot;family&quot;: &quot;Lobach&quot;, &quot;suffix&quot;: &quot;&quot;}], &quot;issued&quot;: {&quot;date-parts&quot;: [[&quot;2005&quot;, &quot;4&quot;, &quot;2&quot;]]}, &quot;page&quot;: &quot;765&quot;, &quot;PMID&quot;: &quot;15767266&quot;, &quot;type&quot;: &quot;article-journal&quot;, &quot;volume&quot;: &quot;330&quot;, &quot;title&quot;: &quot;Improving clinical practice using clinical decision support systems: a systematic review of trials to identify features critical to success&quot;, &quot;container-title&quot;: &quot;BMJ&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DOI&quot;: &quot;10.1136/bmj.38398.500764.8F&quot;}}], &quot;mendeley&quot;: {&quot;plainTextFormattedCitation&quot;: &quot;[10]&quot;, &quot;previouslyFormattedCitation&quot;: &quot;[10]&quot;, &quot;formattedCitation&quot;: &quot;[10]&quot;}, &quot;properties&quot;: {&quot;noteIndex&quot;: 0}, &quot;schema&quot;: &quot;https://github.com/citation-style-language/schema/raw/master/csl-citation.json&quot;} RNDPAHE1vUJyP"/><text:span text:style-name="T2">[10]</text:span><text:reference-mark-end text:name="ADDIN CSL_CITATION {&quot;citationItems&quot;: [{&quot;id&quot;: &quot;ITEM-1&quot;, &quot;uris&quot;: [&quot;http://www.mendeley.com/documents/?uuid=4842e429-276d-3322-bd3d-a1dbdfdac73e&quot;], &quot;itemData&quot;: {&quot;id&quot;: &quot;ITEM-1&quot;, &quot;ISSN&quot;: &quot;0959-8138&quot;, &quot;issue&quot;: &quot;7494&quot;, &quot;author&quot;: [{&quot;given&quot;: &quot;Kensaku&quot;, &quot;dropping-particle&quot;: &quot;&quot;, &quot;parse-names&quot;: false, &quot;non-dropping-particle&quot;: &quot;&quot;, &quot;family&quot;: &quot;Kawamoto&quot;, &quot;suffix&quot;: &quot;&quot;}, {&quot;given&quot;: &quot;Caitlin A&quot;, &quot;dropping-particle&quot;: &quot;&quot;, &quot;parse-names&quot;: false, &quot;non-dropping-particle&quot;: &quot;&quot;, &quot;family&quot;: &quot;Houlihan&quot;, &quot;suffix&quot;: &quot;&quot;}, {&quot;given&quot;: &quot;E Andrew&quot;, &quot;dropping-particle&quot;: &quot;&quot;, &quot;parse-names&quot;: false, &quot;non-dropping-particle&quot;: &quot;&quot;, &quot;family&quot;: &quot;Balas&quot;, &quot;suffix&quot;: &quot;&quot;}, {&quot;given&quot;: &quot;David F&quot;, &quot;dropping-particle&quot;: &quot;&quot;, &quot;parse-names&quot;: false, &quot;non-dropping-particle&quot;: &quot;&quot;, &quot;family&quot;: &quot;Lobach&quot;, &quot;suffix&quot;: &quot;&quot;}], &quot;issued&quot;: {&quot;date-parts&quot;: [[&quot;2005&quot;, &quot;4&quot;, &quot;2&quot;]]}, &quot;page&quot;: &quot;765&quot;, &quot;PMID&quot;: &quot;15767266&quot;, &quot;type&quot;: &quot;article-journal&quot;, &quot;volume&quot;: &quot;330&quot;, &quot;title&quot;: &quot;Improving clinical practice using clinical decision support systems: a systematic review of trials to identify features critical to success&quot;, &quot;container-title&quot;: &quot;BMJ&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DOI&quot;: &quot;10.1136/bmj.38398.500764.8F&quot;}}], &quot;mendeley&quot;: {&quot;plainTextFormattedCitation&quot;: &quot;[10]&quot;, &quot;previouslyFormattedCitation&quot;: &quot;[10]&quot;, &quot;formattedCitation&quot;: &quot;[10]&quot;}, &quot;properties&quot;: {&quot;noteIndex&quot;: 0}, &quot;schema&quot;: &quot;https://github.com/citation-style-language/schema/raw/master/csl-citation.json&quot;} RNDPAHE1vUJyP"/>⁠, both of which <text:span text:style-name="T21">c</text:span>ould reduce the cognitive load of clinicians and free up scarce resource for tasks that require human expertise. We believe that the ICU discharge process is one area of healthcare practice that could be improved by such data driven approaches. <text:span text:style-name="T22">Indeed, several statistical models have recently been developed to predict the risk of adverse events following intensive care discharge</text:span><text:reference-mark-start text:name="ADDIN CSL_CITATION {&quot;citationItems&quot;: [{&quot;id&quot;: &quot;ITEM-1&quot;, &quot;uris&quot;: [&quot;http://www.mendeley.com/documents/?uuid=ba2a7670-cecd-38f1-a28f-14716c291599&quot;], &quot;itemData&quot;: {&quot;issued&quot;: {&quot;date-parts&quot;: [[&quot;2018&quot;]]}, &quot;type&quot;: &quot;article-journal&quot;, &quot;id&quot;: &quot;ITEM-1&quot;, &quot;PMID&quot;: &quot;29787309&quot;, &quot;ISSN&quot;: &quot;23256621&quot;, &quot;abstract&quot;: &quot;Rationale: Patients transferred from the intensive care unit to the wards who are later readmitted to the intensive care unit have increased length of stay, healthcare expenditure, and mortality compared with those who are never readmitted. Improving risk stratification for patients transferred to the wards could have important benefits for critically ill hospitalized patients.Objectives: We aimed to use a machine-learning technique to derive and validate an intensive care unit readmission prediction model with variables available in the electronic health record in real time and compare it to previously published algorithms.Methods: This observational cohort study was conducted at an academic hospital in the United States with approximately 600 inpatient beds. A total of 24,885 intensive care unit transfers to the wards were included, with 14,962 transfers (60%) in the training cohort and 9,923 transfers (40%) in the internal validation cohort. Patient characteristics, nursing assessments, International C...&quot;, &quot;title&quot;: &quot;Predicting intensive care unit readmission with machine learning using electronic health record data&quot;, &quot;container-title&quot;: &quot;Annals of the American Thoracic Society&quot;, &quot;author&quot;: [{&quot;given&quot;: &quot;Juan C.&quot;, &quot;dropping-particle&quot;: &quot;&quot;, &quot;parse-names&quot;: false, &quot;non-dropping-particle&quot;: &quot;&quot;, &quot;family&quot;: &quot;Rojas&quot;, &quot;suffix&quot;: &quot;&quot;}, {&quot;given&quot;: &quot;Kyle A.&quot;, &quot;dropping-particle&quot;: &quot;&quot;, &quot;parse-names&quot;: false, &quot;non-dropping-particle&quot;: &quot;&quot;, &quot;family&quot;: &quot;Carey&quot;, &quot;suffix&quot;: &quot;&quot;}, {&quot;given&quot;: &quot;Dana P.&quot;, &quot;dropping-particle&quot;: &quot;&quot;, &quot;parse-names&quot;: false, &quot;non-dropping-particle&quot;: &quot;&quot;, &quot;family&quot;: &quot;Edelson&quot;, &quot;suffix&quot;: &quot;&quot;}, {&quot;given&quot;: &quot;Laura R.&quot;, &quot;dropping-particle&quot;: &quot;&quot;, &quot;parse-names&quot;: false, &quot;non-dropping-particle&quot;: &quot;&quot;, &quot;family&quot;: &quot;Venable&quot;, &quot;suffix&quot;: &quot;&quot;}, {&quot;given&quot;: &quot;Michael D.&quot;, &quot;dropping-particle&quot;: &quot;&quot;, &quot;parse-names&quot;: false, &quot;non-dropping-particle&quot;: &quot;&quot;, &quot;family&quot;: &quot;Howell&quot;, &quot;suffix&quot;: &quot;&quot;}, {&quot;given&quot;: &quot;Matthew M.&quot;, &quot;dropping-particle&quot;: &quot;&quot;, &quot;parse-names&quot;: false, &quot;non-dropping-particle&quot;: &quot;&quot;, &quot;family&quot;: &quot;Churpek&quot;, &quot;suffix&quot;: &quot;&quot;}], &quot;DOI&quot;: &quot;10.1513/AnnalsATS.201710-787OC&quot;}}, {&quot;id&quot;: &quot;ITEM-2&quot;, &quot;uris&quot;: [&quot;http://www.mendeley.com/documents/?uuid=ba376cbf-bd56-3aa7-8175-75c1ea31f0e8&quot;], &quot;itemData&quot;: {&quot;ISBN&quot;: &quot;1932-6203 (Electronic)\\r1932-6203 (Linking)&quot;, &quot;issued&quot;: {&quot;date-parts&quot;: [[&quot;2012&quot;]]}, &quot;id&quot;: &quot;ITEM-2&quot;, &quot;PMID&quot;: &quot;23144958&quot;, &quot;ISSN&quot;: &quot;19326203&quot;, &quot;author&quot;: [{&quot;given&quot;: &quot;Omar&quot;, &quot;dropping-particle&quot;: &quot;&quot;, &quot;parse-names&quot;: false, &quot;non-dropping-particle&quot;: &quot;&quot;, &quot;family&quot;: &quot;Badawi&quot;, &quot;suffix&quot;: &quot;&quot;}, {&quot;given&quot;: &quot;Michael J.&quot;, &quot;dropping-particle&quot;: &quot;&quot;, &quot;parse-names&quot;: false, &quot;non-dropping-particle&quot;: &quot;&quot;, &quot;family&quot;: &quot;Breslow&quot;, &quot;suffix&quot;: &quot;&quot;}], &quot;title&quot;: &quot;Readmissions and Death after ICU Discharge: Development and Validation of Two Predictive Models&quot;, &quot;container-title&quot;: &quot;PLoS ONE&quot;, &quot;type&quot;: &quot;article-journal&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DOI&quot;: &quot;10.1371/journal.pone.0048758&quot;}}, {&quot;id&quot;: &quot;ITEM-3&quot;, &quot;uris&quot;: [&quot;http://www.mendeley.com/documents/?uuid=37bf126b-a43d-3cd4-8faa-3bb7aecc6c98&quot;], &quot;itemData&quot;: {&quot;ISBN&quot;: &quot;0000000000&quot;, &quot;issued&quot;: {&quot;date-parts&quot;: [[&quot;2018&quot;]]}, &quot;id&quot;: &quot;ITEM-3&quot;, &quot;PMID&quot;: &quot;29474321&quot;, &quot;ISSN&quot;: &quot;15300293&quot;, &quot;author&quot;: [{&quot;given&quot;: &quot;Omar&quot;, &quot;dropping-particle&quot;: &quot;&quot;, &quot;parse-names&quot;: false, &quot;non-dropping-particle&quot;: &quot;&quot;, &quot;family&quot;: &quot;Badawi&quot;, &quot;suffix&quot;: &quot;&quot;}, {&quot;given&quot;: &quot;Xinggang&quot;, &quot;dropping-particle&quot;: &quot;&quot;, &quot;parse-names&quot;: false, &quot;non-dropping-particle&quot;: &quot;&quot;, &quot;family&quot;: &quot;Liu&quot;, &quot;suffix&quot;: &quot;&quot;}, {&quot;given&quot;: &quot;Erkan&quot;, &quot;dropping-particle&quot;: &quot;&quot;, &quot;parse-names&quot;: false, &quot;non-dropping-particle&quot;: &quot;&quot;, &quot;family&quot;: &quot;Hassan&quot;, &quot;suffix&quot;: &quot;&quot;}, {&quot;given&quot;: &quot;Pamela J.&quot;, &quot;dropping-particle&quot;: &quot;&quot;, &quot;parse-names&quot;: false, &quot;non-dropping-particle&quot;: &quot;&quot;, &quot;family&quot;: &quot;Amelung&quot;, &quot;suffix&quot;: &quot;&quot;}, {&quot;given&quot;: &quot;Sunil&quot;, &quot;dropping-particle&quot;: &quot;&quot;, &quot;parse-names&quot;: false, &quot;non-dropping-particle&quot;: &quot;&quot;, &quot;family&quot;: &quot;Swami&quot;, &quot;suffix&quot;: &quot;&quot;}], &quot;title&quot;: &quot;Evaluation of ICU risk models adapted for use as continuous markers of severity of illness throughout the ICU stay&quot;, &quot;container-title&quot;: &quot;Critical Care Medicine&quot;, &quot;type&quot;: &quot;article-journal&quot;, &quot;abstract&quot;: &quot;OBJECTIVES Evaluate the accuracy of different ICU risk models repurposed as continuous markers of severity of illness. DESIGN Nonintervention cohort study. SETTING eICU Research Institute ICUs using tele-ICU software calculating continuous ICU Discharge Readiness Scores between January 2013 and March 2016. PATIENTS Five hundred sixty-one thousand four hundred seventy-eight adult ICU patients with an ICU length of stay between 4 hours and 30 days. INTERVENTIONS Not available. MEASUREMENTS AND MAIN RESULTS Hourly Acute Physiology and Chronic Health Evaluation IV, Sequential Organ Failure Assessment, and Discharge Readiness Scores were calculated beginning hour 4 of the ICU stay. Primary outcome was the area under the receiver operating characteristic curve for the mean score with ICU mortality. Secondary outcomes included area under the receiver operating characteristic curves for ICU mortality with admission, median, maximum and last scores, and for death within 24 hours. The trajectories of each score were visualized by plotting the hourly averages against time in the ICU, stratified by mortality and length of stay. The area under the receiver operating characteristic curves for mean Acute Physiology and Chronic Health Evaluation, Sequential Organ Failure Assessment, and Discharge Readiness Scores were 0.90 (0.89-0.90), 0.86 (0.86-0.86), and 0.94 (0.94-0.94), respectively. The area under the receiver operating characteristic curves for hourly Acute Physiology and Chronic Health Evaluation, Sequential Organ Failure Assessment, and Discharge Readiness Scores predicting 24-hour mortality were 0.81 (0.81-0.81), 0.76 (0.76-0.76), and 0.86 (0.86-0.86). Discharge Readiness Scores had a higher area under the receiver operating characteristic curve than both Acute Physiology and Chronic Health Evaluation and Sequential Organ Failure Assessment for each metric. Acute Physiology and Chronic Health Evaluation and Sequential Organ Failure Assessment scores increased throughout the first 24 hours in both survivors and nonsurvivors; Discharge Readiness Scores continuously decreased in survivors and temporarily decreased before increasing by hour 36 in nonsurvivors with longer length of stays. CONCLUSIONS Acute Physiology and Chronic Health Evaluation, Sequential Organ Failure Assessment, and Discharge Readiness Scores all have relatively high discrimination for ICU mortality when used continuously; Discharge Readiness Scores tended to have slightly higher area under t\u2026&quot;, &quot;DOI&quot;: &quot;10.1097/CCM.0000000000002904&quot;}}, {&quot;id&quot;: &quot;ITEM-4&quot;, &quot;uris&quot;: [&quot;http://www.mendeley.com/documents/?uuid=f05c6f60-0954-357a-89a8-f85a86d8fe2f&quot;], &quot;itemData&quot;: {&quot;publisher&quot;: &quot;American Thoracic Society&quot;, &quot;id&quot;: &quot;ITEM-4&quot;, &quot;ISSN&quot;: &quot;2329-6933&quot;, &quot;issue&quot;: &quot;7&quot;, &quot;author&quot;: [{&quot;given&quot;: &quot;Christopher Vincent&quot;, &quot;dropping-particle&quot;: &quot;&quot;, &quot;parse-names&quot;: false, &quot;non-dropping-particle&quot;: &quot;&quot;, &quot;family&quot;: &quot;Cosgriff&quot;, &quot;suffix&quot;: &quot;&quot;}, {&quot;given&quot;: &quot;Leo Anthony&quot;, &quot;dropping-particle&quot;: &quot;&quot;, &quot;parse-names&quot;: false, &quot;non-dropping-particle&quot;: &quot;&quot;, &quot;family&quot;: &quot;Celi&quot;, &quot;suffix&quot;: &quot;&quot;}, {&quot;given&quot;: &quot;Christopher Martin&quot;, &quot;dropping-particle&quot;: &quot;&quot;, &quot;parse-names&quot;: false, &quot;non-dropping-particle&quot;: &quot;&quot;, &quot;family&quot;: &quot;Sauer&quot;, &quot;suffix&quot;: &quot;&quot;}], &quot;issued&quot;: {&quot;date-parts&quot;: [[&quot;2018&quot;, &quot;7&quot;, &quot;29&quot;]]}, &quot;page&quot;: &quot;804-805&quot;, &quot;volume&quot;: &quot;15&quot;, &quot;title&quot;: &quot;Boosting Clinical Decision-making: Machine Learning for Intensive Care Unit Discharge&quot;, &quot;container-title&quot;: &quot;Annals of the American Thoracic Society&quot;, &quot;type&quot;: &quot;article-journal&quot;, &quot;DOI&quot;: &quot;10.1513/AnnalsATS.201803-205ED&quot;}}, {&quot;id&quot;: &quot;ITEM-5&quot;, &quot;uris&quot;: [&quot;http://www.mendeley.com/documents/?uuid=7f5e5ef1-6dee-33b4-b3ba-d051f9cbbc0f&quot;], &quot;itemData&quot;: {&quot;issued&quot;: {&quot;date-parts&quot;: [[&quot;2017&quot;]]}, &quot;type&quot;: &quot;article-journal&quot;, &quot;id&quot;: &quot;ITEM-5&quot;, &quot;PMID&quot;: &quot;28918412&quot;, &quot;ISSN&quot;: &quot;20446055&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title&quot;: &quot;Prediction of early unplanned intensive care unit readmission in a UK tertiary care hospital: A cross-sectional machine learning approach&quot;, &quot;container-title&quot;: &quot;BMJ Open&quot;, &quot;author&quot;: [{&quot;given&quot;: &quot;Thomas&quot;, &quot;dropping-particle&quot;: &quot;&quot;, &quot;parse-names&quot;: false, &quot;non-dropping-particle&quot;: &quot;&quot;, &quot;family&quot;: &quot;Desautels&quot;, &quot;suffix&quot;: &quot;&quot;}, {&quot;given&quot;: &quot;Ritankar&quot;, &quot;dropping-particle&quot;: &quot;&quot;, &quot;parse-names&quot;: false, &quot;non-dropping-particle&quot;: &quot;&quot;, &quot;family&quot;: &quot;Das&quot;, &quot;suffix&quot;: &quot;&quot;}, {&quot;given&quot;: &quot;Jacob&quot;, &quot;dropping-particle&quot;: &quot;&quot;, &quot;parse-names&quot;: false, &quot;non-dropping-particle&quot;: &quot;&quot;, &quot;family&quot;: &quot;Calvert&quot;, &quot;suffix&quot;: &quot;&quot;}, {&quot;given&quot;: &quot;Monica&quot;, &quot;dropping-particle&quot;: &quot;&quot;, &quot;parse-names&quot;: false, &quot;non-dropping-particle&quot;: &quot;&quot;, &quot;family&quot;: &quot;Trivedi&quot;, &quot;suffix&quot;: &quot;&quot;}, {&quot;given&quot;: &quot;Charlotte&quot;, &quot;dropping-particle&quot;: &quot;&quot;, &quot;parse-names&quot;: false, &quot;non-dropping-particle&quot;: &quot;&quot;, &quot;family&quot;: &quot;Summers&quot;, &quot;suffix&quot;: &quot;&quot;}, {&quot;given&quot;: &quot;David J.&quot;, &quot;dropping-particle&quot;: &quot;&quot;, &quot;parse-names&quot;: false, &quot;non-dropping-particle&quot;: &quot;&quot;, &quot;family&quot;: &quot;Wales&quot;, &quot;suffix&quot;: &quot;&quot;}, {&quot;given&quot;: &quot;Ari&quot;, &quot;dropping-particle&quot;: &quot;&quot;, &quot;parse-names&quot;: false, &quot;non-dropping-particle&quot;: &quot;&quot;, &quot;family&quot;: &quot;Ercole&quot;, &quot;suffix&quot;: &quot;&quot;}], &quot;DOI&quot;: &quot;10.1136/bmjopen-2017-017199&quot;}}], &quot;mendeley&quot;: {&quot;plainTextFormattedCitation&quot;: &quot;[11\u201315]&quot;, &quot;previouslyFormattedCitation&quot;: &quot;[11\u201315]&quot;, &quot;formattedCitation&quot;: &quot;[11\u201315]&quot;}, &quot;properties&quot;: {&quot;noteIndex&quot;: 0}, &quot;schema&quot;: &quot;https://github.com/citation-style-language/schema/raw/master/csl-citation.json&quot;} RNDZ8nIz7oaVa"/><text:span text:style-name="T12">[11–15]</text:span><text:reference-mark-end text:name="ADDIN CSL_CITATION {&quot;citationItems&quot;: [{&quot;id&quot;: &quot;ITEM-1&quot;, &quot;uris&quot;: [&quot;http://www.mendeley.com/documents/?uuid=ba2a7670-cecd-38f1-a28f-14716c291599&quot;], &quot;itemData&quot;: {&quot;issued&quot;: {&quot;date-parts&quot;: [[&quot;2018&quot;]]}, &quot;type&quot;: &quot;article-journal&quot;, &quot;id&quot;: &quot;ITEM-1&quot;, &quot;PMID&quot;: &quot;29787309&quot;, &quot;ISSN&quot;: &quot;23256621&quot;, &quot;abstract&quot;: &quot;Rationale: Patients transferred from the intensive care unit to the wards who are later readmitted to the intensive care unit have increased length of stay, healthcare expenditure, and mortality compared with those who are never readmitted. Improving risk stratification for patients transferred to the wards could have important benefits for critically ill hospitalized patients.Objectives: We aimed to use a machine-learning technique to derive and validate an intensive care unit readmission prediction model with variables available in the electronic health record in real time and compare it to previously published algorithms.Methods: This observational cohort study was conducted at an academic hospital in the United States with approximately 600 inpatient beds. A total of 24,885 intensive care unit transfers to the wards were included, with 14,962 transfers (60%) in the training cohort and 9,923 transfers (40%) in the internal validation cohort. Patient characteristics, nursing assessments, International C...&quot;, &quot;title&quot;: &quot;Predicting intensive care unit readmission with machine learning using electronic health record data&quot;, &quot;container-title&quot;: &quot;Annals of the American Thoracic Society&quot;, &quot;author&quot;: [{&quot;given&quot;: &quot;Juan C.&quot;, &quot;dropping-particle&quot;: &quot;&quot;, &quot;parse-names&quot;: false, &quot;non-dropping-particle&quot;: &quot;&quot;, &quot;family&quot;: &quot;Rojas&quot;, &quot;suffix&quot;: &quot;&quot;}, {&quot;given&quot;: &quot;Kyle A.&quot;, &quot;dropping-particle&quot;: &quot;&quot;, &quot;parse-names&quot;: false, &quot;non-dropping-particle&quot;: &quot;&quot;, &quot;family&quot;: &quot;Carey&quot;, &quot;suffix&quot;: &quot;&quot;}, {&quot;given&quot;: &quot;Dana P.&quot;, &quot;dropping-particle&quot;: &quot;&quot;, &quot;parse-names&quot;: false, &quot;non-dropping-particle&quot;: &quot;&quot;, &quot;family&quot;: &quot;Edelson&quot;, &quot;suffix&quot;: &quot;&quot;}, {&quot;given&quot;: &quot;Laura R.&quot;, &quot;dropping-particle&quot;: &quot;&quot;, &quot;parse-names&quot;: false, &quot;non-dropping-particle&quot;: &quot;&quot;, &quot;family&quot;: &quot;Venable&quot;, &quot;suffix&quot;: &quot;&quot;}, {&quot;given&quot;: &quot;Michael D.&quot;, &quot;dropping-particle&quot;: &quot;&quot;, &quot;parse-names&quot;: false, &quot;non-dropping-particle&quot;: &quot;&quot;, &quot;family&quot;: &quot;Howell&quot;, &quot;suffix&quot;: &quot;&quot;}, {&quot;given&quot;: &quot;Matthew M.&quot;, &quot;dropping-particle&quot;: &quot;&quot;, &quot;parse-names&quot;: false, &quot;non-dropping-particle&quot;: &quot;&quot;, &quot;family&quot;: &quot;Churpek&quot;, &quot;suffix&quot;: &quot;&quot;}], &quot;DOI&quot;: &quot;10.1513/AnnalsATS.201710-787OC&quot;}}, {&quot;id&quot;: &quot;ITEM-2&quot;, &quot;uris&quot;: [&quot;http://www.mendeley.com/documents/?uuid=ba376cbf-bd56-3aa7-8175-75c1ea31f0e8&quot;], &quot;itemData&quot;: {&quot;ISBN&quot;: &quot;1932-6203 (Electronic)\\r1932-6203 (Linking)&quot;, &quot;issued&quot;: {&quot;date-parts&quot;: [[&quot;2012&quot;]]}, &quot;id&quot;: &quot;ITEM-2&quot;, &quot;PMID&quot;: &quot;23144958&quot;, &quot;ISSN&quot;: &quot;19326203&quot;, &quot;author&quot;: [{&quot;given&quot;: &quot;Omar&quot;, &quot;dropping-particle&quot;: &quot;&quot;, &quot;parse-names&quot;: false, &quot;non-dropping-particle&quot;: &quot;&quot;, &quot;family&quot;: &quot;Badawi&quot;, &quot;suffix&quot;: &quot;&quot;}, {&quot;given&quot;: &quot;Michael J.&quot;, &quot;dropping-particle&quot;: &quot;&quot;, &quot;parse-names&quot;: false, &quot;non-dropping-particle&quot;: &quot;&quot;, &quot;family&quot;: &quot;Breslow&quot;, &quot;suffix&quot;: &quot;&quot;}], &quot;title&quot;: &quot;Readmissions and Death after ICU Discharge: Development and Validation of Two Predictive Models&quot;, &quot;container-title&quot;: &quot;PLoS ONE&quot;, &quot;type&quot;: &quot;article-journal&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DOI&quot;: &quot;10.1371/journal.pone.0048758&quot;}}, {&quot;id&quot;: &quot;ITEM-3&quot;, &quot;uris&quot;: [&quot;http://www.mendeley.com/documents/?uuid=37bf126b-a43d-3cd4-8faa-3bb7aecc6c98&quot;], &quot;itemData&quot;: {&quot;ISBN&quot;: &quot;0000000000&quot;, &quot;issued&quot;: {&quot;date-parts&quot;: [[&quot;2018&quot;]]}, &quot;id&quot;: &quot;ITEM-3&quot;, &quot;PMID&quot;: &quot;29474321&quot;, &quot;ISSN&quot;: &quot;15300293&quot;, &quot;author&quot;: [{&quot;given&quot;: &quot;Omar&quot;, &quot;dropping-particle&quot;: &quot;&quot;, &quot;parse-names&quot;: false, &quot;non-dropping-particle&quot;: &quot;&quot;, &quot;family&quot;: &quot;Badawi&quot;, &quot;suffix&quot;: &quot;&quot;}, {&quot;given&quot;: &quot;Xinggang&quot;, &quot;dropping-particle&quot;: &quot;&quot;, &quot;parse-names&quot;: false, &quot;non-dropping-particle&quot;: &quot;&quot;, &quot;family&quot;: &quot;Liu&quot;, &quot;suffix&quot;: &quot;&quot;}, {&quot;given&quot;: &quot;Erkan&quot;, &quot;dropping-particle&quot;: &quot;&quot;, &quot;parse-names&quot;: false, &quot;non-dropping-particle&quot;: &quot;&quot;, &quot;family&quot;: &quot;Hassan&quot;, &quot;suffix&quot;: &quot;&quot;}, {&quot;given&quot;: &quot;Pamela J.&quot;, &quot;dropping-particle&quot;: &quot;&quot;, &quot;parse-names&quot;: false, &quot;non-dropping-particle&quot;: &quot;&quot;, &quot;family&quot;: &quot;Amelung&quot;, &quot;suffix&quot;: &quot;&quot;}, {&quot;given&quot;: &quot;Sunil&quot;, &quot;dropping-particle&quot;: &quot;&quot;, &quot;parse-names&quot;: false, &quot;non-dropping-particle&quot;: &quot;&quot;, &quot;family&quot;: &quot;Swami&quot;, &quot;suffix&quot;: &quot;&quot;}], &quot;title&quot;: &quot;Evaluation of ICU risk models adapted for use as continuous markers of severity of illness throughout the ICU stay&quot;, &quot;container-title&quot;: &quot;Critical Care Medicine&quot;, &quot;type&quot;: &quot;article-journal&quot;, &quot;abstract&quot;: &quot;OBJECTIVES Evaluate the accuracy of different ICU risk models repurposed as continuous markers of severity of illness. DESIGN Nonintervention cohort study. SETTING eICU Research Institute ICUs using tele-ICU software calculating continuous ICU Discharge Readiness Scores between January 2013 and March 2016. PATIENTS Five hundred sixty-one thousand four hundred seventy-eight adult ICU patients with an ICU length of stay between 4 hours and 30 days. INTERVENTIONS Not available. MEASUREMENTS AND MAIN RESULTS Hourly Acute Physiology and Chronic Health Evaluation IV, Sequential Organ Failure Assessment, and Discharge Readiness Scores were calculated beginning hour 4 of the ICU stay. Primary outcome was the area under the receiver operating characteristic curve for the mean score with ICU mortality. Secondary outcomes included area under the receiver operating characteristic curves for ICU mortality with admission, median, maximum and last scores, and for death within 24 hours. The trajectories of each score were visualized by plotting the hourly averages against time in the ICU, stratified by mortality and length of stay. The area under the receiver operating characteristic curves for mean Acute Physiology and Chronic Health Evaluation, Sequential Organ Failure Assessment, and Discharge Readiness Scores were 0.90 (0.89-0.90), 0.86 (0.86-0.86), and 0.94 (0.94-0.94), respectively. The area under the receiver operating characteristic curves for hourly Acute Physiology and Chronic Health Evaluation, Sequential Organ Failure Assessment, and Discharge Readiness Scores predicting 24-hour mortality were 0.81 (0.81-0.81), 0.76 (0.76-0.76), and 0.86 (0.86-0.86). Discharge Readiness Scores had a higher area under the receiver operating characteristic curve than both Acute Physiology and Chronic Health Evaluation and Sequential Organ Failure Assessment for each metric. Acute Physiology and Chronic Health Evaluation and Sequential Organ Failure Assessment scores increased throughout the first 24 hours in both survivors and nonsurvivors; Discharge Readiness Scores continuously decreased in survivors and temporarily decreased before increasing by hour 36 in nonsurvivors with longer length of stays. CONCLUSIONS Acute Physiology and Chronic Health Evaluation, Sequential Organ Failure Assessment, and Discharge Readiness Scores all have relatively high discrimination for ICU mortality when used continuously; Discharge Readiness Scores tended to have slightly higher area under t\u2026&quot;, &quot;DOI&quot;: &quot;10.1097/CCM.0000000000002904&quot;}}, {&quot;id&quot;: &quot;ITEM-4&quot;, &quot;uris&quot;: [&quot;http://www.mendeley.com/documents/?uuid=f05c6f60-0954-357a-89a8-f85a86d8fe2f&quot;], &quot;itemData&quot;: {&quot;publisher&quot;: &quot;American Thoracic Society&quot;, &quot;id&quot;: &quot;ITEM-4&quot;, &quot;ISSN&quot;: &quot;2329-6933&quot;, &quot;issue&quot;: &quot;7&quot;, &quot;author&quot;: [{&quot;given&quot;: &quot;Christopher Vincent&quot;, &quot;dropping-particle&quot;: &quot;&quot;, &quot;parse-names&quot;: false, &quot;non-dropping-particle&quot;: &quot;&quot;, &quot;family&quot;: &quot;Cosgriff&quot;, &quot;suffix&quot;: &quot;&quot;}, {&quot;given&quot;: &quot;Leo Anthony&quot;, &quot;dropping-particle&quot;: &quot;&quot;, &quot;parse-names&quot;: false, &quot;non-dropping-particle&quot;: &quot;&quot;, &quot;family&quot;: &quot;Celi&quot;, &quot;suffix&quot;: &quot;&quot;}, {&quot;given&quot;: &quot;Christopher Martin&quot;, &quot;dropping-particle&quot;: &quot;&quot;, &quot;parse-names&quot;: false, &quot;non-dropping-particle&quot;: &quot;&quot;, &quot;family&quot;: &quot;Sauer&quot;, &quot;suffix&quot;: &quot;&quot;}], &quot;issued&quot;: {&quot;date-parts&quot;: [[&quot;2018&quot;, &quot;7&quot;, &quot;29&quot;]]}, &quot;page&quot;: &quot;804-805&quot;, &quot;volume&quot;: &quot;15&quot;, &quot;title&quot;: &quot;Boosting Clinical Decision-making: Machine Learning for Intensive Care Unit Discharge&quot;, &quot;container-title&quot;: &quot;Annals of the American Thoracic Society&quot;, &quot;type&quot;: &quot;article-journal&quot;, &quot;DOI&quot;: &quot;10.1513/AnnalsATS.201803-205ED&quot;}}, {&quot;id&quot;: &quot;ITEM-5&quot;, &quot;uris&quot;: [&quot;http://www.mendeley.com/documents/?uuid=7f5e5ef1-6dee-33b4-b3ba-d051f9cbbc0f&quot;], &quot;itemData&quot;: {&quot;issued&quot;: {&quot;date-parts&quot;: [[&quot;2017&quot;]]}, &quot;type&quot;: &quot;article-journal&quot;, &quot;id&quot;: &quot;ITEM-5&quot;, &quot;PMID&quot;: &quot;28918412&quot;, &quot;ISSN&quot;: &quot;20446055&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title&quot;: &quot;Prediction of early unplanned intensive care unit readmission in a UK tertiary care hospital: A cross-sectional machine learning approach&quot;, &quot;container-title&quot;: &quot;BMJ Open&quot;, &quot;author&quot;: [{&quot;given&quot;: &quot;Thomas&quot;, &quot;dropping-particle&quot;: &quot;&quot;, &quot;parse-names&quot;: false, &quot;non-dropping-particle&quot;: &quot;&quot;, &quot;family&quot;: &quot;Desautels&quot;, &quot;suffix&quot;: &quot;&quot;}, {&quot;given&quot;: &quot;Ritankar&quot;, &quot;dropping-particle&quot;: &quot;&quot;, &quot;parse-names&quot;: false, &quot;non-dropping-particle&quot;: &quot;&quot;, &quot;family&quot;: &quot;Das&quot;, &quot;suffix&quot;: &quot;&quot;}, {&quot;given&quot;: &quot;Jacob&quot;, &quot;dropping-particle&quot;: &quot;&quot;, &quot;parse-names&quot;: false, &quot;non-dropping-particle&quot;: &quot;&quot;, &quot;family&quot;: &quot;Calvert&quot;, &quot;suffix&quot;: &quot;&quot;}, {&quot;given&quot;: &quot;Monica&quot;, &quot;dropping-particle&quot;: &quot;&quot;, &quot;parse-names&quot;: false, &quot;non-dropping-particle&quot;: &quot;&quot;, &quot;family&quot;: &quot;Trivedi&quot;, &quot;suffix&quot;: &quot;&quot;}, {&quot;given&quot;: &quot;Charlotte&quot;, &quot;dropping-particle&quot;: &quot;&quot;, &quot;parse-names&quot;: false, &quot;non-dropping-particle&quot;: &quot;&quot;, &quot;family&quot;: &quot;Summers&quot;, &quot;suffix&quot;: &quot;&quot;}, {&quot;given&quot;: &quot;David J.&quot;, &quot;dropping-particle&quot;: &quot;&quot;, &quot;parse-names&quot;: false, &quot;non-dropping-particle&quot;: &quot;&quot;, &quot;family&quot;: &quot;Wales&quot;, &quot;suffix&quot;: &quot;&quot;}, {&quot;given&quot;: &quot;Ari&quot;, &quot;dropping-particle&quot;: &quot;&quot;, &quot;parse-names&quot;: false, &quot;non-dropping-particle&quot;: &quot;&quot;, &quot;family&quot;: &quot;Ercole&quot;, &quot;suffix&quot;: &quot;&quot;}], &quot;DOI&quot;: &quot;10.1136/bmjopen-2017-017199&quot;}}], &quot;mendeley&quot;: {&quot;plainTextFormattedCitation&quot;: &quot;[11\u201315]&quot;, &quot;previouslyFormattedCitation&quot;: &quot;[11\u201315]&quot;, &quot;formattedCitation&quot;: &quot;[11\u201315]&quot;}, &quot;properties&quot;: {&quot;noteIndex&quot;: 0}, &quot;schema&quot;: &quot;https://github.com/citation-style-language/schema/raw/master/csl-citation.json&quot;} RNDZ8nIz7oaVa"/><text:span text:style-name="T22">⁠. Such risk models are invaluable tools for clinical decision making, and in the context of ICU discharge can provide information with which to plan complex de-escalations of care. For example, patients deemed to be at high-risk of readmission may benefit from continued close monitoring</text:span><text:reference-mark-start text:name="ADDIN CSL_CITATION {&quot;citationItems&quot;: [{&quot;id&quot;: &quot;ITEM-1&quot;, &quot;uris&quot;: [&quot;http://www.mendeley.com/documents/?uuid=350e1bd2-58e3-3a84-afd6-4bbed00d3352&quot;], &quot;itemData&quot;: {&quot;issued&quot;: {&quot;date-parts&quot;: [[&quot;2016&quot;, &quot;8&quot;]]}, &quot;id&quot;: &quot;ITEM-1&quot;, &quot;ISSN&quot;: &quot;03092402&quot;, &quot;type&quot;: &quot;article-journal&quot;, &quot;issue&quot;: &quot;8&quot;, &quot;title&quot;: &quot;Wearable monitors for patients following discharge from an intensive care unit: practical lessons learnt from an observational study&quot;, &quot;container-title&quot;: &quot;Journal of Advanced Nursing&quot;, &quot;volume&quot;: &quot;72&quot;, &quot;page&quot;: &quot;1851-1862&quot;, &quot;author&quot;: [{&quot;given&quot;: &quot;Emma&quot;, &quot;dropping-particle&quot;: &quot;&quot;, &quot;parse-names&quot;: false, &quot;non-dropping-particle&quot;: &quot;&quot;, &quot;family&quot;: &quot;Jeffs&quot;, &quot;suffix&quot;: &quot;&quot;}, {&quot;given&quot;: &quot;Sarah&quot;, &quot;dropping-particle&quot;: &quot;&quot;, &quot;parse-names&quot;: false, &quot;non-dropping-particle&quot;: &quot;&quot;, &quot;family&quot;: &quot;Vollam&quot;, &quot;suffix&quot;: &quot;&quot;}, {&quot;given&quot;: &quot;J. Duncan&quot;, &quot;dropping-particle&quot;: &quot;&quot;, &quot;parse-names&quot;: false, &quot;non-dropping-particle&quot;: &quot;&quot;, &quot;family&quot;: &quot;Young&quot;, &quot;suffix&quot;: &quot;&quot;}, {&quot;given&quot;: &quot;Lois&quot;, &quot;dropping-particle&quot;: &quot;&quot;, &quot;parse-names&quot;: false, &quot;non-dropping-particle&quot;: &quot;&quot;, &quot;family&quot;: &quot;Horsington&quot;, &quot;suffix&quot;: &quot;&quot;}, {&quot;given&quot;: &quot;Breda&quot;, &quot;dropping-particle&quot;: &quot;&quot;, &quot;parse-names&quot;: false, &quot;non-dropping-particle&quot;: &quot;&quot;, &quot;family&quot;: &quot;Lynch&quot;, &quot;suffix&quot;: &quot;&quot;}, {&quot;given&quot;: &quot;Peter J.&quot;, &quot;dropping-particle&quot;: &quot;&quot;, &quot;parse-names&quot;: false, &quot;non-dropping-particle&quot;: &quot;&quot;, &quot;family&quot;: &quot;Watkinson&quot;, &quot;suffix&quot;: &quot;&quot;}], &quot;DOI&quot;: &quot;10.1111/jan.12959&quot;}}], &quot;mendeley&quot;: {&quot;plainTextFormattedCitation&quot;: &quot;[16]&quot;, &quot;previouslyFormattedCitation&quot;: &quot;[16]&quot;, &quot;formattedCitation&quot;: &quot;[16]&quot;}, &quot;properties&quot;: {&quot;noteIndex&quot;: 0}, &quot;schema&quot;: &quot;https://github.com/citation-style-language/schema/raw/master/csl-citation.json&quot;} RNDBXh33zeFtL"/><text:span text:style-name="T12">[16]</text:span><text:reference-mark-end text:name="ADDIN CSL_CITATION {&quot;citationItems&quot;: [{&quot;id&quot;: &quot;ITEM-1&quot;, &quot;uris&quot;: [&quot;http://www.mendeley.com/documents/?uuid=350e1bd2-58e3-3a84-afd6-4bbed00d3352&quot;], &quot;itemData&quot;: {&quot;issued&quot;: {&quot;date-parts&quot;: [[&quot;2016&quot;, &quot;8&quot;]]}, &quot;id&quot;: &quot;ITEM-1&quot;, &quot;ISSN&quot;: &quot;03092402&quot;, &quot;type&quot;: &quot;article-journal&quot;, &quot;issue&quot;: &quot;8&quot;, &quot;title&quot;: &quot;Wearable monitors for patients following discharge from an intensive care unit: practical lessons learnt from an observational study&quot;, &quot;container-title&quot;: &quot;Journal of Advanced Nursing&quot;, &quot;volume&quot;: &quot;72&quot;, &quot;page&quot;: &quot;1851-1862&quot;, &quot;author&quot;: [{&quot;given&quot;: &quot;Emma&quot;, &quot;dropping-particle&quot;: &quot;&quot;, &quot;parse-names&quot;: false, &quot;non-dropping-particle&quot;: &quot;&quot;, &quot;family&quot;: &quot;Jeffs&quot;, &quot;suffix&quot;: &quot;&quot;}, {&quot;given&quot;: &quot;Sarah&quot;, &quot;dropping-particle&quot;: &quot;&quot;, &quot;parse-names&quot;: false, &quot;non-dropping-particle&quot;: &quot;&quot;, &quot;family&quot;: &quot;Vollam&quot;, &quot;suffix&quot;: &quot;&quot;}, {&quot;given&quot;: &quot;J. Duncan&quot;, &quot;dropping-particle&quot;: &quot;&quot;, &quot;parse-names&quot;: false, &quot;non-dropping-particle&quot;: &quot;&quot;, &quot;family&quot;: &quot;Young&quot;, &quot;suffix&quot;: &quot;&quot;}, {&quot;given&quot;: &quot;Lois&quot;, &quot;dropping-particle&quot;: &quot;&quot;, &quot;parse-names&quot;: false, &quot;non-dropping-particle&quot;: &quot;&quot;, &quot;family&quot;: &quot;Horsington&quot;, &quot;suffix&quot;: &quot;&quot;}, {&quot;given&quot;: &quot;Breda&quot;, &quot;dropping-particle&quot;: &quot;&quot;, &quot;parse-names&quot;: false, &quot;non-dropping-particle&quot;: &quot;&quot;, &quot;family&quot;: &quot;Lynch&quot;, &quot;suffix&quot;: &quot;&quot;}, {&quot;given&quot;: &quot;Peter J.&quot;, &quot;dropping-particle&quot;: &quot;&quot;, &quot;parse-names&quot;: false, &quot;non-dropping-particle&quot;: &quot;&quot;, &quot;family&quot;: &quot;Watkinson&quot;, &quot;suffix&quot;: &quot;&quot;}], &quot;DOI&quot;: &quot;10.1111/jan.12959&quot;}}], &quot;mendeley&quot;: {&quot;plainTextFormattedCitation&quot;: &quot;[16]&quot;, &quot;previouslyFormattedCitation&quot;: &quot;[16]&quot;, &quot;formattedCitation&quot;: &quot;[16]&quot;}, &quot;properties&quot;: {&quot;noteIndex&quot;: 0}, &quot;schema&quot;: &quot;https://github.com/citation-style-language/schema/raw/master/csl-citation.json&quot;} RNDBXh33zeFtL"/><text:span text:style-name="T22">⁠, since early detection of deterioration is a strong predictor of outcome</text:span><text:reference-mark-start text:name="ADDIN CSL_CITATION {&quot;citationItems&quot;: [{&quot;id&quot;: &quot;ITEM-1&quot;, &quot;uris&quot;: [&quot;http://www.mendeley.com/documents/?uuid=106e2602-4e70-3ad6-860f-b811a8045a17&quot;], &quot;itemData&quot;: {&quot;publisher&quot;: &quot;Wiley-Blackwell&quot;, &quot;id&quot;: &quot;ITEM-1&quot;, &quot;ISSN&quot;: &quot;15535592&quot;, &quot;issue&quot;: &quot;5&quot;, &quot;author&quot;: [{&quot;given&quot;: &quot;Gabriel J.&quot;, &quot;dropping-particle&quot;: &quot;&quot;, &quot;parse-names&quot;: false, &quot;non-dropping-particle&quot;: &quot;&quot;, &quot;family&quot;: &quot;Escobar&quot;, &quot;suffix&quot;: &quot;&quot;}, {&quot;given&quot;: &quot;Juan Carlos&quot;, &quot;dropping-particle&quot;: &quot;&quot;, &quot;parse-names&quot;: false, &quot;non-dropping-particle&quot;: &quot;&quot;, &quot;family&quot;: &quot;LaGuardia&quot;, &quot;suffix&quot;: &quot;&quot;}, {&quot;given&quot;: &quot;Benjamin J.&quot;, &quot;dropping-particle&quot;: &quot;&quot;, &quot;parse-names&quot;: false, &quot;non-dropping-particle&quot;: &quot;&quot;, &quot;family&quot;: &quot;Turk&quot;, &quot;suffix&quot;: &quot;&quot;}, {&quot;given&quot;: &quot;Arona&quot;, &quot;dropping-particle&quot;: &quot;&quot;, &quot;parse-names&quot;: false, &quot;non-dropping-particle&quot;: &quot;&quot;, &quot;family&quot;: &quot;Ragins&quot;, &quot;suffix&quot;: &quot;&quot;}, {&quot;given&quot;: &quot;Patricia&quot;, &quot;dropping-particle&quot;: &quot;&quot;, &quot;parse-names&quot;: false, &quot;non-dropping-particle&quot;: &quot;&quot;, &quot;family&quot;: &quot;Kipnis&quot;, &quot;suffix&quot;: &quot;&quot;}, {&quot;given&quot;: &quot;David&quot;, &quot;dropping-particle&quot;: &quot;&quot;, &quot;parse-names&quot;: false, &quot;non-dropping-particle&quot;: &quot;&quot;, &quot;family&quot;: &quot;Draper&quot;, &quot;suffix&quot;: &quot;&quot;}], &quot;issued&quot;: {&quot;date-parts&quot;: [[&quot;2012&quot;, &quot;5&quot;, &quot;1&quot;]]}, &quot;page&quot;: &quot;388-395&quot;, &quot;volume&quot;: &quot;7&quot;, &quot;title&quot;: &quot;Early detection of impending physiologic deterioration among patients who are not in intensive care: Development of predictive models using data from an automated electronic medical record&quot;, &quot;container-title&quot;: &quot;Journal of Hospital Medicine&quot;, &quot;type&quot;: &quot;article-journal&quot;, &quot;DOI&quot;: &quot;10.1002/jhm.1929&quot;}}], &quot;mendeley&quot;: {&quot;plainTextFormattedCitation&quot;: &quot;[17]&quot;, &quot;previouslyFormattedCitation&quot;: &quot;[17]&quot;, &quot;formattedCitation&quot;: &quot;[17]&quot;}, &quot;properties&quot;: {&quot;noteIndex&quot;: 0}, &quot;schema&quot;: &quot;https://github.com/citation-style-language/schema/raw/master/csl-citation.json&quot;} RNDh4K4cSFkKM"/><text:span text:style-name="T12">[17]</text:span><text:reference-mark-end text:name="ADDIN CSL_CITATION {&quot;citationItems&quot;: [{&quot;id&quot;: &quot;ITEM-1&quot;, &quot;uris&quot;: [&quot;http://www.mendeley.com/documents/?uuid=106e2602-4e70-3ad6-860f-b811a8045a17&quot;], &quot;itemData&quot;: {&quot;publisher&quot;: &quot;Wiley-Blackwell&quot;, &quot;id&quot;: &quot;ITEM-1&quot;, &quot;ISSN&quot;: &quot;15535592&quot;, &quot;issue&quot;: &quot;5&quot;, &quot;author&quot;: [{&quot;given&quot;: &quot;Gabriel J.&quot;, &quot;dropping-particle&quot;: &quot;&quot;, &quot;parse-names&quot;: false, &quot;non-dropping-particle&quot;: &quot;&quot;, &quot;family&quot;: &quot;Escobar&quot;, &quot;suffix&quot;: &quot;&quot;}, {&quot;given&quot;: &quot;Juan Carlos&quot;, &quot;dropping-particle&quot;: &quot;&quot;, &quot;parse-names&quot;: false, &quot;non-dropping-particle&quot;: &quot;&quot;, &quot;family&quot;: &quot;LaGuardia&quot;, &quot;suffix&quot;: &quot;&quot;}, {&quot;given&quot;: &quot;Benjamin J.&quot;, &quot;dropping-particle&quot;: &quot;&quot;, &quot;parse-names&quot;: false, &quot;non-dropping-particle&quot;: &quot;&quot;, &quot;family&quot;: &quot;Turk&quot;, &quot;suffix&quot;: &quot;&quot;}, {&quot;given&quot;: &quot;Arona&quot;, &quot;dropping-particle&quot;: &quot;&quot;, &quot;parse-names&quot;: false, &quot;non-dropping-particle&quot;: &quot;&quot;, &quot;family&quot;: &quot;Ragins&quot;, &quot;suffix&quot;: &quot;&quot;}, {&quot;given&quot;: &quot;Patricia&quot;, &quot;dropping-particle&quot;: &quot;&quot;, &quot;parse-names&quot;: false, &quot;non-dropping-particle&quot;: &quot;&quot;, &quot;family&quot;: &quot;Kipnis&quot;, &quot;suffix&quot;: &quot;&quot;}, {&quot;given&quot;: &quot;David&quot;, &quot;dropping-particle&quot;: &quot;&quot;, &quot;parse-names&quot;: false, &quot;non-dropping-particle&quot;: &quot;&quot;, &quot;family&quot;: &quot;Draper&quot;, &quot;suffix&quot;: &quot;&quot;}], &quot;issued&quot;: {&quot;date-parts&quot;: [[&quot;2012&quot;, &quot;5&quot;, &quot;1&quot;]]}, &quot;page&quot;: &quot;388-395&quot;, &quot;volume&quot;: &quot;7&quot;, &quot;title&quot;: &quot;Early detection of impending physiologic deterioration among patients who are not in intensive care: Development of predictive models using data from an automated electronic medical record&quot;, &quot;container-title&quot;: &quot;Journal of Hospital Medicine&quot;, &quot;type&quot;: &quot;article-journal&quot;, &quot;DOI&quot;: &quot;10.1002/jhm.1929&quot;}}], &quot;mendeley&quot;: {&quot;plainTextFormattedCitation&quot;: &quot;[17]&quot;, &quot;previouslyFormattedCitation&quot;: &quot;[17]&quot;, &quot;formattedCitation&quot;: &quot;[17]&quot;}, &quot;properties&quot;: {&quot;noteIndex&quot;: 0}, &quot;schema&quot;: &quot;https://github.com/citation-style-language/schema/raw/master/csl-citation.json&quot;} RNDh4K4cSFkKM"/><text:span text:style-name="T22">⁠. </text:span></text:p>
      <text:p text:style-name="P1"/>
      <text:p text:style-name="P2"><text:span text:style-name="T1">In our previous work on the psychology of clinical decision making we have demonstrated the effectiveness of simple ‘nudge’ based interventions in changing clinical practice</text:span><text:reference-mark-start text:name="ADDIN CSL_CITATION {&quot;citationItems&quot;: [{&quot;id&quot;: &quot;ITEM-1&quot;, &quot;uris&quot;: [&quot;http://www.mendeley.com/documents/?uuid=1a0421df-5ac8-3a32-a474-75f273cb3063&quot;], &quot;itemData&quot;: {&quot;publisher&quot;: &quot;BMJ Publishing Group Ltd&quot;, &quot;id&quot;: &quot;ITEM-1&quot;, &quot;ISSN&quot;: &quot;2044-5423&quot;, &quot;issue&quot;: &quot;5&quot;, &quot;author&quot;: [{&quot;given&quot;: &quot;Christopher P&quot;, &quot;dropping-particle&quot;: &quot;&quot;, &quot;parse-names&quot;: false, &quot;non-dropping-particle&quot;: &quot;&quot;, &quot;family&quot;: &quot;Bourdeaux&quot;, &quot;suffix&quot;: &quot;&quot;}, {&quot;given&quot;: &quot;Keith J&quot;, &quot;dropping-particle&quot;: &quot;&quot;, &quot;parse-names&quot;: false, &quot;non-dropping-particle&quot;: &quot;&quot;, &quot;family&quot;: &quot;Davies&quot;, &quot;suffix&quot;: &quot;&quot;}, {&quot;given&quot;: &quot;Matthew J C&quot;, &quot;dropping-particle&quot;: &quot;&quot;, &quot;parse-names&quot;: false, &quot;non-dropping-particle&quot;: &quot;&quot;, &quot;family&quot;: &quot;Thomas&quot;, &quot;suffix&quot;: &quot;&quot;}, {&quot;given&quot;: &quot;Jeremy S&quot;, &quot;dropping-particle&quot;: &quot;&quot;, &quot;parse-names&quot;: false, &quot;non-dropping-particle&quot;: &quot;&quot;, &quot;family&quot;: &quot;Bewley&quot;, &quot;suffix&quot;: &quot;&quot;}, {&quot;given&quot;: &quot;Timothy H&quot;, &quot;dropping-particle&quot;: &quot;&quot;, &quot;parse-names&quot;: false, &quot;non-dropping-particle&quot;: &quot;&quot;, &quot;family&quot;: &quot;Gould&quot;, &quot;suffix&quot;: &quot;&quot;}], &quot;issued&quot;: {&quot;date-parts&quot;: [[&quot;2014&quot;, &quot;5&quot;, &quot;1&quot;]]}, &quot;page&quot;: &quot;382-8&quot;, &quot;PMID&quot;: &quot;24282310&quot;, &quot;type&quot;: &quot;article-journal&quot;, &quot;volume&quot;: &quot;23&quot;, &quot;title&quot;: &quot;Using 'nudge' principles for order set design: a before and after evaluation of an electronic prescribing template in critical care.&quot;, &quot;container-title&quot;: &quot;BMJ quality &amp; safety&quot;, &quot;abstract&quot;: &quot;OBJECTIVE Computerised order sets have the potential to reduce clinical variation and improve patient safety but the effect is variable. We sought to evaluate the impact of changes to the design of an order set on the delivery of chlorhexidine mouthwash and hydroxyethyl starch (HES) to patients in the intensive care unit. METHODS The study was conducted at University Hospitals Bristol NHS Foundation Trust, UK. Our intensive care unit uses a clinical information system (CIS). All drugs and fluids are prescribed with the CIS and drug and fluid charts are stored within a database. Chlorhexidine mouthwash was added as a default prescription to the prescribing template in January 2010. HES was removed from the prescribing template in April 2009. Both interventions were available to prescribe manually throughout the study period. We conducted a database review of all patients eligible for each intervention before and after changes to the configuration of choices within the prescribing system. RESULTS 2231 ventilated patients were identified as appropriate for treatment with chlorhexidine, 591 before the intervention and 1640 after. 55.3% were prescribed chlorhexidine before the change and 90.4% after (p&lt;0.001). 6199 patients were considered in the HES intervention, 2177 before the intervention and 4022 after. The mean volume of HES infused per patient fell from 630 mL to 20 mL after the change (p&lt;0.001) and the percentage of patients receiving HES fell from 54.1% to 3.1% (p&lt;0.001). These results were well sustained with time. CONCLUSIONS The presentation of choices within an electronic prescribing system influenced the delivery of evidence-based interventions in a predictable way and the effect was well sustained. This approach has the potential to enhance the effectiveness of computerised order sets.&quot;, &quot;DOI&quot;: &quot;10.1136/bmjqs-2013-002395&quot;}}, {&quot;id&quot;: &quot;ITEM-2&quot;, &quot;uris&quot;: [&quot;http://www.mendeley.com/documents/?uuid=129402eb-3e45-3cb1-bb69-799e23d0aa37&quot;], &quot;itemData&quot;: {&quot;publisher&quot;: &quot;British Medical Journal Publishing Group&quot;, &quot;id&quot;: &quot;ITEM-2&quot;, &quot;ISSN&quot;: &quot;2044-6055&quot;, &quot;issue&quot;: &quot;5&quot;, &quot;author&quot;: [{&quot;given&quot;: &quot;Christopher P&quot;, &quot;dropping-particle&quot;: &quot;&quot;, &quot;parse-names&quot;: false, &quot;non-dropping-particle&quot;: &quot;&quot;, &quot;family&quot;: &quot;Bourdeaux&quot;, &quot;suffix&quot;: &quot;&quot;}, {&quot;given&quot;: &quot;Matthew Jc&quot;, &quot;dropping-particle&quot;: &quot;&quot;, &quot;parse-names&quot;: false, &quot;non-dropping-particle&quot;: &quot;&quot;, &quot;family&quot;: &quot;Thomas&quot;, &quot;suffix&quot;: &quot;&quot;}, {&quot;given&quot;: &quot;Timothy H&quot;, &quot;dropping-particle&quot;: &quot;&quot;, &quot;parse-names&quot;: false, &quot;non-dropping-particle&quot;: &quot;&quot;, &quot;family&quot;: &quot;Gould&quot;, &quot;suffix&quot;: &quot;&quot;}, {&quot;given&quot;: &quot;Gaurav&quot;, &quot;dropping-particle&quot;: &quot;&quot;, &quot;parse-names&quot;: false, &quot;non-dropping-particle&quot;: &quot;&quot;, &quot;family&quot;: &quot;Malhotra&quot;, &quot;suffix&quot;: &quot;&quot;}, {&quot;given&quot;: &quot;Andreas&quot;, &quot;dropping-particle&quot;: &quot;&quot;, &quot;parse-names&quot;: false, &quot;non-dropping-particle&quot;: &quot;&quot;, &quot;family&quot;: &quot;Jarvstad&quot;, &quot;suffix&quot;: &quot;&quot;}, {&quot;given&quot;: &quot;Timothy&quot;, &quot;dropping-particle&quot;: &quot;&quot;, &quot;parse-names&quot;: false, &quot;non-dropping-particle&quot;: &quot;&quot;, &quot;family&quot;: &quot;Jones&quot;, &quot;suffix&quot;: &quot;&quot;}, {&quot;given&quot;: &quot;Iain D&quot;, &quot;dropping-particle&quot;: &quot;&quot;, &quot;parse-names&quot;: false, &quot;non-dropping-particle&quot;: &quot;&quot;, &quot;family&quot;: &quot;Gilchrist&quot;, &quot;suffix&quot;: &quot;&quot;}], &quot;issued&quot;: {&quot;date-parts&quot;: [[&quot;2016&quot;, &quot;5&quot;, &quot;26&quot;]]}, &quot;page&quot;: &quot;e010129&quot;, &quot;PMID&quot;: &quot;27230998&quot;, &quot;type&quot;: &quot;article-journal&quot;, &quot;volume&quot;: &quot;6&quot;, &quot;title&quot;: &quot;Increasing compliance with low tidal volume ventilation in the ICU with two nudge-based interventions: evaluation through intervention time-series analyses.&quot;, &quot;container-title&quot;: &quot;BMJ open&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DOI&quot;: &quot;10.1136/bmjopen-2015-010129&quot;}}, {&quot;id&quot;: &quot;ITEM-3&quot;, &quot;uris&quot;: [&quot;http://www.mendeley.com/documents/?uuid=bcb5b736-a83b-3a1f-8083-c78b6f6d45d9&quot;], &quot;itemData&quot;: {&quot;publisher&quot;: &quot;Oxford University Press&quot;, &quot;id&quot;: &quot;ITEM-3&quot;, &quot;ISSN&quot;: &quot;00070912&quot;, &quot;issue&quot;: &quot;2&quot;, &quot;author&quot;: [{&quot;given&quot;: &quot;C.P.&quot;, &quot;dropping-particle&quot;: &quot;&quot;, &quot;parse-names&quot;: false, &quot;non-dropping-particle&quot;: &quot;&quot;, &quot;family&quot;: &quot;Bourdeaux&quot;, &quot;suffix&quot;: &quot;&quot;}, {&quot;given&quot;: &quot;K.&quot;, &quot;dropping-particle&quot;: &quot;&quot;, &quot;parse-names&quot;: false, &quot;non-dropping-particle&quot;: &quot;&quot;, &quot;family&quot;: &quot;Birnie&quot;, &quot;suffix&quot;: &quot;&quot;}, {&quot;given&quot;: &quot;A.&quot;, &quot;dropping-particle&quot;: &quot;&quot;, &quot;parse-names&quot;: false, &quot;non-dropping-particle&quot;: &quot;&quot;, &quot;family&quot;: &quot;Trickey&quot;, &quot;suffix&quot;: &quot;&quot;}, {&quot;given&quot;: &quot;M.J.C.&quot;, &quot;dropping-particle&quot;: &quot;&quot;, &quot;parse-names&quot;: false, &quot;non-dropping-particle&quot;: &quot;&quot;, &quot;family&quot;: &quot;Thomas&quot;, &quot;suffix&quot;: &quot;&quot;}, {&quot;given&quot;: &quot;J.&quot;, &quot;dropping-particle&quot;: &quot;&quot;, &quot;parse-names&quot;: false, &quot;non-dropping-particle&quot;: &quot;&quot;, &quot;family&quot;: &quot;Sterne&quot;, &quot;suffix&quot;: &quot;&quot;}, {&quot;given&quot;: &quot;J.L.&quot;, &quot;dropping-particle&quot;: &quot;&quot;, &quot;parse-names&quot;: false, &quot;non-dropping-particle&quot;: &quot;&quot;, &quot;family&quot;: &quot;Donovan&quot;, &quot;suffix&quot;: &quot;&quot;}, {&quot;given&quot;: &quot;J.&quot;, &quot;dropping-particle&quot;: &quot;&quot;, &quot;parse-names&quot;: false, &quot;non-dropping-particle&quot;: &quot;&quot;, &quot;family&quot;: &quot;Benger&quot;, &quot;suffix&quot;: &quot;&quot;}, {&quot;given&quot;: &quot;J.&quot;, &quot;dropping-particle&quot;: &quot;&quot;, &quot;parse-names&quot;: false, &quot;non-dropping-particle&quot;: &quot;&quot;, &quot;family&quot;: &quot;Brandling&quot;, &quot;suffix&quot;: &quot;&quot;}, {&quot;given&quot;: &quot;T.H.&quot;, &quot;dropping-particle&quot;: &quot;&quot;, &quot;parse-names&quot;: false, &quot;non-dropping-particle&quot;: &quot;&quot;, &quot;family&quot;: &quot;Gould&quot;, &quot;suffix&quot;: &quot;&quot;}], &quot;issued&quot;: {&quot;date-parts&quot;: [[&quot;2015&quot;, &quot;8&quot;, &quot;1&quot;]]}, &quot;page&quot;: &quot;244-251&quot;, &quot;volume&quot;: &quot;115&quot;, &quot;title&quot;: &quot;Evaluation of an intervention to reduce tidal volumes in ventilated ICU patients \u2020 \u2021&quot;, &quot;container-title&quot;: &quot;British Journal of Anaesthesia&quot;, &quot;type&quot;: &quot;article-journal&quot;, &quot;DOI&quot;: &quot;10.1093/bja/aev110&quot;}}], &quot;mendeley&quot;: {&quot;plainTextFormattedCitation&quot;: &quot;[18\u201320]&quot;, &quot;previouslyFormattedCitation&quot;: &quot;[18\u201320]&quot;, &quot;formattedCitation&quot;: &quot;[18\u201320]&quot;}, &quot;properties&quot;: {&quot;noteIndex&quot;: 0}, &quot;schema&quot;: &quot;https://github.com/citation-style-language/schema/raw/master/csl-citation.json&quot;} RNDplicOBOB10"/><text:span text:style-name="T3">[18–20]</text:span><text:reference-mark-end text:name="ADDIN CSL_CITATION {&quot;citationItems&quot;: [{&quot;id&quot;: &quot;ITEM-1&quot;, &quot;uris&quot;: [&quot;http://www.mendeley.com/documents/?uuid=1a0421df-5ac8-3a32-a474-75f273cb3063&quot;], &quot;itemData&quot;: {&quot;publisher&quot;: &quot;BMJ Publishing Group Ltd&quot;, &quot;id&quot;: &quot;ITEM-1&quot;, &quot;ISSN&quot;: &quot;2044-5423&quot;, &quot;issue&quot;: &quot;5&quot;, &quot;author&quot;: [{&quot;given&quot;: &quot;Christopher P&quot;, &quot;dropping-particle&quot;: &quot;&quot;, &quot;parse-names&quot;: false, &quot;non-dropping-particle&quot;: &quot;&quot;, &quot;family&quot;: &quot;Bourdeaux&quot;, &quot;suffix&quot;: &quot;&quot;}, {&quot;given&quot;: &quot;Keith J&quot;, &quot;dropping-particle&quot;: &quot;&quot;, &quot;parse-names&quot;: false, &quot;non-dropping-particle&quot;: &quot;&quot;, &quot;family&quot;: &quot;Davies&quot;, &quot;suffix&quot;: &quot;&quot;}, {&quot;given&quot;: &quot;Matthew J C&quot;, &quot;dropping-particle&quot;: &quot;&quot;, &quot;parse-names&quot;: false, &quot;non-dropping-particle&quot;: &quot;&quot;, &quot;family&quot;: &quot;Thomas&quot;, &quot;suffix&quot;: &quot;&quot;}, {&quot;given&quot;: &quot;Jeremy S&quot;, &quot;dropping-particle&quot;: &quot;&quot;, &quot;parse-names&quot;: false, &quot;non-dropping-particle&quot;: &quot;&quot;, &quot;family&quot;: &quot;Bewley&quot;, &quot;suffix&quot;: &quot;&quot;}, {&quot;given&quot;: &quot;Timothy H&quot;, &quot;dropping-particle&quot;: &quot;&quot;, &quot;parse-names&quot;: false, &quot;non-dropping-particle&quot;: &quot;&quot;, &quot;family&quot;: &quot;Gould&quot;, &quot;suffix&quot;: &quot;&quot;}], &quot;issued&quot;: {&quot;date-parts&quot;: [[&quot;2014&quot;, &quot;5&quot;, &quot;1&quot;]]}, &quot;page&quot;: &quot;382-8&quot;, &quot;PMID&quot;: &quot;24282310&quot;, &quot;type&quot;: &quot;article-journal&quot;, &quot;volume&quot;: &quot;23&quot;, &quot;title&quot;: &quot;Using 'nudge' principles for order set design: a before and after evaluation of an electronic prescribing template in critical care.&quot;, &quot;container-title&quot;: &quot;BMJ quality &amp; safety&quot;, &quot;abstract&quot;: &quot;OBJECTIVE Computerised order sets have the potential to reduce clinical variation and improve patient safety but the effect is variable. We sought to evaluate the impact of changes to the design of an order set on the delivery of chlorhexidine mouthwash and hydroxyethyl starch (HES) to patients in the intensive care unit. METHODS The study was conducted at University Hospitals Bristol NHS Foundation Trust, UK. Our intensive care unit uses a clinical information system (CIS). All drugs and fluids are prescribed with the CIS and drug and fluid charts are stored within a database. Chlorhexidine mouthwash was added as a default prescription to the prescribing template in January 2010. HES was removed from the prescribing template in April 2009. Both interventions were available to prescribe manually throughout the study period. We conducted a database review of all patients eligible for each intervention before and after changes to the configuration of choices within the prescribing system. RESULTS 2231 ventilated patients were identified as appropriate for treatment with chlorhexidine, 591 before the intervention and 1640 after. 55.3% were prescribed chlorhexidine before the change and 90.4% after (p&lt;0.001). 6199 patients were considered in the HES intervention, 2177 before the intervention and 4022 after. The mean volume of HES infused per patient fell from 630 mL to 20 mL after the change (p&lt;0.001) and the percentage of patients receiving HES fell from 54.1% to 3.1% (p&lt;0.001). These results were well sustained with time. CONCLUSIONS The presentation of choices within an electronic prescribing system influenced the delivery of evidence-based interventions in a predictable way and the effect was well sustained. This approach has the potential to enhance the effectiveness of computerised order sets.&quot;, &quot;DOI&quot;: &quot;10.1136/bmjqs-2013-002395&quot;}}, {&quot;id&quot;: &quot;ITEM-2&quot;, &quot;uris&quot;: [&quot;http://www.mendeley.com/documents/?uuid=129402eb-3e45-3cb1-bb69-799e23d0aa37&quot;], &quot;itemData&quot;: {&quot;publisher&quot;: &quot;British Medical Journal Publishing Group&quot;, &quot;id&quot;: &quot;ITEM-2&quot;, &quot;ISSN&quot;: &quot;2044-6055&quot;, &quot;issue&quot;: &quot;5&quot;, &quot;author&quot;: [{&quot;given&quot;: &quot;Christopher P&quot;, &quot;dropping-particle&quot;: &quot;&quot;, &quot;parse-names&quot;: false, &quot;non-dropping-particle&quot;: &quot;&quot;, &quot;family&quot;: &quot;Bourdeaux&quot;, &quot;suffix&quot;: &quot;&quot;}, {&quot;given&quot;: &quot;Matthew Jc&quot;, &quot;dropping-particle&quot;: &quot;&quot;, &quot;parse-names&quot;: false, &quot;non-dropping-particle&quot;: &quot;&quot;, &quot;family&quot;: &quot;Thomas&quot;, &quot;suffix&quot;: &quot;&quot;}, {&quot;given&quot;: &quot;Timothy H&quot;, &quot;dropping-particle&quot;: &quot;&quot;, &quot;parse-names&quot;: false, &quot;non-dropping-particle&quot;: &quot;&quot;, &quot;family&quot;: &quot;Gould&quot;, &quot;suffix&quot;: &quot;&quot;}, {&quot;given&quot;: &quot;Gaurav&quot;, &quot;dropping-particle&quot;: &quot;&quot;, &quot;parse-names&quot;: false, &quot;non-dropping-particle&quot;: &quot;&quot;, &quot;family&quot;: &quot;Malhotra&quot;, &quot;suffix&quot;: &quot;&quot;}, {&quot;given&quot;: &quot;Andreas&quot;, &quot;dropping-particle&quot;: &quot;&quot;, &quot;parse-names&quot;: false, &quot;non-dropping-particle&quot;: &quot;&quot;, &quot;family&quot;: &quot;Jarvstad&quot;, &quot;suffix&quot;: &quot;&quot;}, {&quot;given&quot;: &quot;Timothy&quot;, &quot;dropping-particle&quot;: &quot;&quot;, &quot;parse-names&quot;: false, &quot;non-dropping-particle&quot;: &quot;&quot;, &quot;family&quot;: &quot;Jones&quot;, &quot;suffix&quot;: &quot;&quot;}, {&quot;given&quot;: &quot;Iain D&quot;, &quot;dropping-particle&quot;: &quot;&quot;, &quot;parse-names&quot;: false, &quot;non-dropping-particle&quot;: &quot;&quot;, &quot;family&quot;: &quot;Gilchrist&quot;, &quot;suffix&quot;: &quot;&quot;}], &quot;issued&quot;: {&quot;date-parts&quot;: [[&quot;2016&quot;, &quot;5&quot;, &quot;26&quot;]]}, &quot;page&quot;: &quot;e010129&quot;, &quot;PMID&quot;: &quot;27230998&quot;, &quot;type&quot;: &quot;article-journal&quot;, &quot;volume&quot;: &quot;6&quot;, &quot;title&quot;: &quot;Increasing compliance with low tidal volume ventilation in the ICU with two nudge-based interventions: evaluation through intervention time-series analyses.&quot;, &quot;container-title&quot;: &quot;BMJ open&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DOI&quot;: &quot;10.1136/bmjopen-2015-010129&quot;}}, {&quot;id&quot;: &quot;ITEM-3&quot;, &quot;uris&quot;: [&quot;http://www.mendeley.com/documents/?uuid=bcb5b736-a83b-3a1f-8083-c78b6f6d45d9&quot;], &quot;itemData&quot;: {&quot;publisher&quot;: &quot;Oxford University Press&quot;, &quot;id&quot;: &quot;ITEM-3&quot;, &quot;ISSN&quot;: &quot;00070912&quot;, &quot;issue&quot;: &quot;2&quot;, &quot;author&quot;: [{&quot;given&quot;: &quot;C.P.&quot;, &quot;dropping-particle&quot;: &quot;&quot;, &quot;parse-names&quot;: false, &quot;non-dropping-particle&quot;: &quot;&quot;, &quot;family&quot;: &quot;Bourdeaux&quot;, &quot;suffix&quot;: &quot;&quot;}, {&quot;given&quot;: &quot;K.&quot;, &quot;dropping-particle&quot;: &quot;&quot;, &quot;parse-names&quot;: false, &quot;non-dropping-particle&quot;: &quot;&quot;, &quot;family&quot;: &quot;Birnie&quot;, &quot;suffix&quot;: &quot;&quot;}, {&quot;given&quot;: &quot;A.&quot;, &quot;dropping-particle&quot;: &quot;&quot;, &quot;parse-names&quot;: false, &quot;non-dropping-particle&quot;: &quot;&quot;, &quot;family&quot;: &quot;Trickey&quot;, &quot;suffix&quot;: &quot;&quot;}, {&quot;given&quot;: &quot;M.J.C.&quot;, &quot;dropping-particle&quot;: &quot;&quot;, &quot;parse-names&quot;: false, &quot;non-dropping-particle&quot;: &quot;&quot;, &quot;family&quot;: &quot;Thomas&quot;, &quot;suffix&quot;: &quot;&quot;}, {&quot;given&quot;: &quot;J.&quot;, &quot;dropping-particle&quot;: &quot;&quot;, &quot;parse-names&quot;: false, &quot;non-dropping-particle&quot;: &quot;&quot;, &quot;family&quot;: &quot;Sterne&quot;, &quot;suffix&quot;: &quot;&quot;}, {&quot;given&quot;: &quot;J.L.&quot;, &quot;dropping-particle&quot;: &quot;&quot;, &quot;parse-names&quot;: false, &quot;non-dropping-particle&quot;: &quot;&quot;, &quot;family&quot;: &quot;Donovan&quot;, &quot;suffix&quot;: &quot;&quot;}, {&quot;given&quot;: &quot;J.&quot;, &quot;dropping-particle&quot;: &quot;&quot;, &quot;parse-names&quot;: false, &quot;non-dropping-particle&quot;: &quot;&quot;, &quot;family&quot;: &quot;Benger&quot;, &quot;suffix&quot;: &quot;&quot;}, {&quot;given&quot;: &quot;J.&quot;, &quot;dropping-particle&quot;: &quot;&quot;, &quot;parse-names&quot;: false, &quot;non-dropping-particle&quot;: &quot;&quot;, &quot;family&quot;: &quot;Brandling&quot;, &quot;suffix&quot;: &quot;&quot;}, {&quot;given&quot;: &quot;T.H.&quot;, &quot;dropping-particle&quot;: &quot;&quot;, &quot;parse-names&quot;: false, &quot;non-dropping-particle&quot;: &quot;&quot;, &quot;family&quot;: &quot;Gould&quot;, &quot;suffix&quot;: &quot;&quot;}], &quot;issued&quot;: {&quot;date-parts&quot;: [[&quot;2015&quot;, &quot;8&quot;, &quot;1&quot;]]}, &quot;page&quot;: &quot;244-251&quot;, &quot;volume&quot;: &quot;115&quot;, &quot;title&quot;: &quot;Evaluation of an intervention to reduce tidal volumes in ventilated ICU patients \u2020 \u2021&quot;, &quot;container-title&quot;: &quot;British Journal of Anaesthesia&quot;, &quot;type&quot;: &quot;article-journal&quot;, &quot;DOI&quot;: &quot;10.1093/bja/aev110&quot;}}], &quot;mendeley&quot;: {&quot;plainTextFormattedCitation&quot;: &quot;[18\u201320]&quot;, &quot;previouslyFormattedCitation&quot;: &quot;[18\u201320]&quot;, &quot;formattedCitation&quot;: &quot;[18\u201320]&quot;}, &quot;properties&quot;: {&quot;noteIndex&quot;: 0}, &quot;schema&quot;: &quot;https://github.com/citation-style-language/schema/raw/master/csl-citation.json&quot;} RNDplicOBOB10"/><text:span text:style-name="T3">⁠</text:span><text:span text:style-name="T1">⁠. Building on this foundation we were motivated to develop a classifier to automatically flag patients that appear physiologically fit for discharge. The intention is that such a screening tool </text:span><text:span text:style-name="T13">could expedite morning ward rounds by allowing staff to focus their attention on the most likely-dischargeable patients. The tool could also prompt clinicians to consider discharge decisions at other times of day, outside of normal rounds.</text:span><text:span text:style-name="T14"> </text:span><text:span text:style-name="T15">In 2003 </text:span><text:span text:style-name="T16">Knight</text:span><text:bookmark text:name="__UnoMark__11746_1319284483"/> proposed a set of <text:span text:style-name="T17">nurse-led</text:span> <text:span text:style-name="T17">discharge criteria</text:span><text:reference-mark-start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21]&quot;, &quot;previouslyFormattedCitation&quot;: &quot;[21]&quot;, &quot;formattedCitation&quot;: &quot;[21]&quot;}, &quot;properties&quot;: {&quot;noteIndex&quot;: 0}, &quot;schema&quot;: &quot;https://github.com/citation-style-language/schema/raw/master/csl-citation.json&quot;} RNDJzPHhRbzZF"/><text:span text:style-name="T4">[21]</text:span><text:reference-mark-end text:name="ADDIN CSL_CITATION {&quot;citationItems&quot;: [{&quot;id&quot;: &quot;ITEM-1&quot;, &quot;uris&quot;: [&quot;http://www.mendeley.com/documents/?uuid=3b251e57-4587-377d-b6ab-37768d445c87&quot;], &quot;itemData&quot;: {&quot;id&quot;: &quot;ITEM-1&quot;, &quot;ISSN&quot;: &quot;1362-1017&quot;, &quot;issue&quot;: &quot;2&quot;, &quot;author&quot;: [{&quot;given&quot;: &quot;Gillian&quot;, &quot;dropping-particle&quot;: &quot;&quot;, &quot;parse-names&quot;: false, &quot;non-dropping-particle&quot;: &quot;&quot;, &quot;family&quot;: &quot;Knight&quot;, &quot;suffix&quot;: &quot;&quot;}], &quot;issued&quot;: {&quot;date-parts&quot;: [[&quot;2003&quot;]]}, &quot;page&quot;: &quot;56-61&quot;, &quot;PMID&quot;: &quot;12737189&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volume&quot;: &quot;8&quot;, &quot;title&quot;: &quot;Nurse-led discharge from high dependency unit.&quot;, &quot;container-title&quot;: &quot;Nursing in critical care&quot;, &quot;type&quot;: &quot;article-journal&quot;}}], &quot;mendeley&quot;: {&quot;plainTextFormattedCitation&quot;: &quot;[21]&quot;, &quot;previouslyFormattedCitation&quot;: &quot;[21]&quot;, &quot;formattedCitation&quot;: &quot;[21]&quot;}, &quot;properties&quot;: {&quot;noteIndex&quot;: 0}, &quot;schema&quot;: &quot;https://github.com/citation-style-language/schema/raw/master/csl-citation.json&quot;} RNDJzPHhRbzZF"/><text:span text:style-name="T17">⁠ with a similar aim – to expedite discharge from a high-dependency unit by allowing nurses to discharge patients who were clearly well enough to leave. </text:span><text:span text:style-name="T5">T</text:span><text:span text:style-name="T6">he</text:span><text:span text:style-name="T7">se</text:span><text:span text:style-name="T6"> criteria represent a general and highly conservative set of constraints on physiology </text:span><text:span text:style-name="T8">that characterise a patient as suitable for care on an acute ward (level 1 care)</text:span><text:span text:style-name="T6">. </text:span><text:span text:style-name="T9">High-risk patients are unlikely to meet these criteria, but may still be discharegable by a consultant.</text:span><text:span text:style-name="T6"> </text:span><text:span text:style-name="T18">In this study we used routinely collected patient data to retrospectively evaluate Knight’s criteria, and then improve upon their performance using machine learning methods. To this end we studied two historical cohorts. One cohort consisted of patients treated on the general intensive care unit at the Bristol Royal Infirmary, while the second consisted of patients selected from the MIMIC-III database</text:span><text:reference-mark-start text:name="ADDIN CSL_CITATION {&quot;citationItems&quot;: [{&quot;id&quot;: &quot;ITEM-1&quot;, &quot;uris&quot;: [&quot;http://www.mendeley.com/documents/?uuid=72b145ea-e850-32cc-a4b4-385b756d9d0b&quot;], &quot;itemData&quot;: {&quot;id&quot;: &quot;ITEM-1&quot;, &quot;ISSN&quot;: &quot;2052-4463&quot;, &quot;author&quot;: [{&quot;given&quot;: &quot;Alistair E.W.&quot;, &quot;dropping-particle&quot;: &quot;&quot;, &quot;parse-names&quot;: false, &quot;non-dropping-particle&quot;: &quot;&quot;, &quot;family&quot;: &quot;Johnson&quot;, &quot;suffix&quot;: &quot;&quot;}, {&quot;given&quot;: &quot;Tom J.&quot;, &quot;dropping-particle&quot;: &quot;&quot;, &quot;parse-names&quot;: false, &quot;non-dropping-particle&quot;: &quot;&quot;, &quot;family&quot;: &quot;Pollard&quot;, &quot;suffix&quot;: &quot;&quot;}, {&quot;given&quot;: &quot;Lu&quot;, &quot;dropping-particle&quot;: &quot;&quot;, &quot;parse-names&quot;: false, &quot;non-dropping-particle&quot;: &quot;&quot;, &quot;family&quot;: &quot;Shen&quot;, &quot;suffix&quot;: &quot;&quot;}, {&quot;given&quot;: &quot;Li-wei H.&quot;, &quot;dropping-particle&quot;: &quot;&quot;, &quot;parse-names&quot;: false, &quot;non-dropping-particle&quot;: &quot;&quot;, &quot;family&quot;: &quot;Lehman&quot;, &quot;suffix&quot;: &quot;&quot;}, {&quot;given&quot;: &quot;Mengling&quot;, &quot;dropping-particle&quot;: &quot;&quot;, &quot;parse-names&quot;: false, &quot;non-dropping-particle&quot;: &quot;&quot;, &quot;family&quot;: &quot;Feng&quot;, &quot;suffix&quot;: &quot;&quot;}, {&quot;given&quot;: &quot;Mohammad&quot;, &quot;dropping-particle&quot;: &quot;&quot;, &quot;parse-names&quot;: false, &quot;non-dropping-particle&quot;: &quot;&quot;, &quot;family&quot;: &quot;Ghassemi&quot;, &quot;suffix&quot;: &quot;&quot;}, {&quot;given&quot;: &quot;Benjamin&quot;, &quot;dropping-particle&quot;: &quot;&quot;, &quot;parse-names&quot;: false, &quot;non-dropping-particle&quot;: &quot;&quot;, &quot;family&quot;: &quot;Moody&quot;, &quot;suffix&quot;: &quot;&quot;}, {&quot;given&quot;: &quot;Peter&quot;, &quot;dropping-particle&quot;: &quot;&quot;, &quot;parse-names&quot;: false, &quot;non-dropping-particle&quot;: &quot;&quot;, &quot;family&quot;: &quot;Szolovits&quot;, &quot;suffix&quot;: &quot;&quot;}, {&quot;given&quot;: &quot;Leo&quot;, &quot;dropping-particle&quot;: &quot;&quot;, &quot;parse-names&quot;: false, &quot;non-dropping-particle&quot;: &quot;&quot;, &quot;family&quot;: &quot;Anthony Celi&quot;, &quot;suffix&quot;: &quot;&quot;}, {&quot;given&quot;: &quot;Roger G.&quot;, &quot;dropping-particle&quot;: &quot;&quot;, &quot;parse-names&quot;: false, &quot;non-dropping-particle&quot;: &quot;&quot;, &quot;family&quot;: &quot;Mark&quot;, &quot;suffix&quot;: &quot;&quot;}], &quot;issued&quot;: {&quot;date-parts&quot;: [[&quot;2016&quot;, &quot;5&quot;, &quot;24&quot;]]}, &quot;page&quot;: &quot;160035&quot;, &quot;PMID&quot;: &quot;27219127&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volume&quot;: &quot;3&quot;, &quot;title&quot;: &quot;MIMIC-III, a freely accessible critical care database&quot;, &quot;container-title&quot;: &quot;Scientific Data&quot;, &quot;type&quot;: &quot;article-journal&quot;, &quot;DOI&quot;: &quot;10.1038/sdata.2016.35&quot;}}], &quot;mendeley&quot;: {&quot;plainTextFormattedCitation&quot;: &quot;[22]&quot;, &quot;previouslyFormattedCitation&quot;: &quot;[22]&quot;, &quot;formattedCitation&quot;: &quot;[22]&quot;}, &quot;properties&quot;: {&quot;noteIndex&quot;: 0}, &quot;schema&quot;: &quot;https://github.com/citation-style-language/schema/raw/master/csl-citation.json&quot;} RNDplsthBnk6c"/><text:span text:style-name="T6">[22]</text:span><text:reference-mark-end text:name="ADDIN CSL_CITATION {&quot;citationItems&quot;: [{&quot;id&quot;: &quot;ITEM-1&quot;, &quot;uris&quot;: [&quot;http://www.mendeley.com/documents/?uuid=72b145ea-e850-32cc-a4b4-385b756d9d0b&quot;], &quot;itemData&quot;: {&quot;id&quot;: &quot;ITEM-1&quot;, &quot;ISSN&quot;: &quot;2052-4463&quot;, &quot;author&quot;: [{&quot;given&quot;: &quot;Alistair E.W.&quot;, &quot;dropping-particle&quot;: &quot;&quot;, &quot;parse-names&quot;: false, &quot;non-dropping-particle&quot;: &quot;&quot;, &quot;family&quot;: &quot;Johnson&quot;, &quot;suffix&quot;: &quot;&quot;}, {&quot;given&quot;: &quot;Tom J.&quot;, &quot;dropping-particle&quot;: &quot;&quot;, &quot;parse-names&quot;: false, &quot;non-dropping-particle&quot;: &quot;&quot;, &quot;family&quot;: &quot;Pollard&quot;, &quot;suffix&quot;: &quot;&quot;}, {&quot;given&quot;: &quot;Lu&quot;, &quot;dropping-particle&quot;: &quot;&quot;, &quot;parse-names&quot;: false, &quot;non-dropping-particle&quot;: &quot;&quot;, &quot;family&quot;: &quot;Shen&quot;, &quot;suffix&quot;: &quot;&quot;}, {&quot;given&quot;: &quot;Li-wei H.&quot;, &quot;dropping-particle&quot;: &quot;&quot;, &quot;parse-names&quot;: false, &quot;non-dropping-particle&quot;: &quot;&quot;, &quot;family&quot;: &quot;Lehman&quot;, &quot;suffix&quot;: &quot;&quot;}, {&quot;given&quot;: &quot;Mengling&quot;, &quot;dropping-particle&quot;: &quot;&quot;, &quot;parse-names&quot;: false, &quot;non-dropping-particle&quot;: &quot;&quot;, &quot;family&quot;: &quot;Feng&quot;, &quot;suffix&quot;: &quot;&quot;}, {&quot;given&quot;: &quot;Mohammad&quot;, &quot;dropping-particle&quot;: &quot;&quot;, &quot;parse-names&quot;: false, &quot;non-dropping-particle&quot;: &quot;&quot;, &quot;family&quot;: &quot;Ghassemi&quot;, &quot;suffix&quot;: &quot;&quot;}, {&quot;given&quot;: &quot;Benjamin&quot;, &quot;dropping-particle&quot;: &quot;&quot;, &quot;parse-names&quot;: false, &quot;non-dropping-particle&quot;: &quot;&quot;, &quot;family&quot;: &quot;Moody&quot;, &quot;suffix&quot;: &quot;&quot;}, {&quot;given&quot;: &quot;Peter&quot;, &quot;dropping-particle&quot;: &quot;&quot;, &quot;parse-names&quot;: false, &quot;non-dropping-particle&quot;: &quot;&quot;, &quot;family&quot;: &quot;Szolovits&quot;, &quot;suffix&quot;: &quot;&quot;}, {&quot;given&quot;: &quot;Leo&quot;, &quot;dropping-particle&quot;: &quot;&quot;, &quot;parse-names&quot;: false, &quot;non-dropping-particle&quot;: &quot;&quot;, &quot;family&quot;: &quot;Anthony Celi&quot;, &quot;suffix&quot;: &quot;&quot;}, {&quot;given&quot;: &quot;Roger G.&quot;, &quot;dropping-particle&quot;: &quot;&quot;, &quot;parse-names&quot;: false, &quot;non-dropping-particle&quot;: &quot;&quot;, &quot;family&quot;: &quot;Mark&quot;, &quot;suffix&quot;: &quot;&quot;}], &quot;issued&quot;: {&quot;date-parts&quot;: [[&quot;2016&quot;, &quot;5&quot;, &quot;24&quot;]]}, &quot;page&quot;: &quot;160035&quot;, &quot;PMID&quot;: &quot;27219127&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volume&quot;: &quot;3&quot;, &quot;title&quot;: &quot;MIMIC-III, a freely accessible critical care database&quot;, &quot;container-title&quot;: &quot;Scientific Data&quot;, &quot;type&quot;: &quot;article-journal&quot;, &quot;DOI&quot;: &quot;10.1038/sdata.2016.35&quot;}}], &quot;mendeley&quot;: {&quot;plainTextFormattedCitation&quot;: &quot;[22]&quot;, &quot;previouslyFormattedCitation&quot;: &quot;[22]&quot;, &quot;formattedCitation&quot;: &quot;[22]&quot;}, &quot;properties&quot;: {&quot;noteIndex&quot;: 0}, &quot;schema&quot;: &quot;https://github.com/citation-style-language/schema/raw/master/csl-citation.json&quot;} RNDplsthBnk6c"/><text:span text:style-name="T18">⁠ (see Materials and Methods for details). <text:s/></text:span></text:p>
      <text:p text:style-name="P2"/>
      <text:p text:style-name="P2"/>
      <text:p text:style-name="P5">References:</text:p>
      <text:section text:style-name="Sect1" text:name="ADDIN Mendeley Bibliography CSL_BIBLIOGRAPHY  RND97QeilTWk1">
        <text:p text:style-name="P6">1 <text:tab/>Rubenfeld GD, Rhodes A. How many intensive care beds are enough? <text:span text:style-name="T23">Intensive Care Med</text:span> 2014;<text:span text:style-name="T24">40</text:span>:451–2. doi:10.1007/s00134-014-3215-x</text:p>
        <text:p text:style-name="P6">2 <text:tab/>Chalfin DB, Trzeciak S, Likourezos A, <text:span text:style-name="T23">et al.</text:span> Impact of delayed transfer of critically ill patients from the emergency department to the intensive care unit. <text:span text:style-name="T23">Crit Care Med</text:span> Published Online First: 2007. doi:10.1097/01.CCM.0000266585.74905.5A</text:p>
        <text:p text:style-name="P6">3 <text:tab/>Cardoso LT, Grion CM, Matsuo T, <text:span text:style-name="T23">et al.</text:span> Impact of delayed admission to intensive care units on mortality of critically ill patients: a cohort study. <text:span text:style-name="T23">Crit Care</text:span> 2011;<text:span text:style-name="T24">15</text:span>:R28. doi:10.1186/cc9975</text:p>
        <text:p text:style-name="P6">4 <text:tab/>Howell MD. Managing ICU throughput and understanding ICU census. <text:span text:style-name="T23">Curr Opin Crit Care</text:span> 2011;<text:span text:style-name="T24">17</text:span>:626–33. doi:10.1097/MCC.0b013e32834b3e6e</text:p>
        <text:p text:style-name="P6">5 <text:tab/>Capuzzo M, Moreno RP, Alvisi R. Admission and discharge of critically ill patients. <text:span text:style-name="T23">Curr Opin Crit Care</text:span> 2010;<text:span text:style-name="T24">16</text:span>:499–504. doi:10.1097/MCC.0b013e32833cb874</text:p>
        <text:p text:style-name="P6">6 <text:tab/>Stelfox HT, Lane D, Boyd JM, <text:span text:style-name="T23">et al.</text:span> A Scoping Review of Patient Discharge From Intensive Care. <text:span text:style-name="T23">Chest</text:span> 2015;<text:span text:style-name="T24">147</text:span>:317–27. doi:10.1378/chest.13-2965</text:p>
        <text:p text:style-name="P6">7 <text:tab/>Obermeyer Z, Lee TH. Lost in Thought — The Limits of the Human Mind and the Future of Medicine. <text:span text:style-name="T23">N Engl J Med</text:span> 2017;<text:span text:style-name="T24">377</text:span>:1209–11. doi:10.1056/NEJMp1705348</text:p>
        <text:p text:style-name="P6">8 <text:tab/>Docherty AB, Lone NI. Exploiting big data for critical care research. <text:span text:style-name="T23">Curr Opin Crit Care</text:span> 2015;<text:span text:style-name="T24">21</text:span>:467–72. doi:10.1097/MCC.0000000000000228</text:p>
        <text:p text:style-name="P6">9 <text:tab/>Sohn E, Roski J, Escaravage S, <text:span text:style-name="T23">et al.</text:span> Four Lessons In The Adoption Of Machine Learning In Health Care. <text:span text:style-name="T23">Heal Aff Blog</text:span> 2017. doi:10.1377/hblog20170509.059985</text:p>
        <text:p text:style-name="P6">10 <text:tab/>Kawamoto K, Houlihan CA, Balas EA, <text:span text:style-name="T23">et al.</text:span> Improving clinical practice using clinical decision support systems: a systematic review of trials to identify features critical to success. <text:span text:style-name="T23">BMJ</text:span> 2005;<text:span text:style-name="T24">330</text:span>:765. doi:10.1136/bmj.38398.500764.8F</text:p>
        <text:p text:style-name="P6">11 <text:tab/>Rojas JC, Carey KA, Edelson DP, <text:span text:style-name="T23">et al.</text:span> Predicting intensive care unit readmission with machine learning using electronic health record data. <text:span text:style-name="T23">Ann Am Thorac Soc</text:span> Published Online First: 2018. doi:10.1513/AnnalsATS.201710-787OC</text:p>
        <text:p text:style-name="P6">12 <text:tab/>Badawi O, Breslow MJ. Readmissions and Death after ICU Discharge: Development and Validation of Two Predictive Models. <text:span text:style-name="T23">PLoS One</text:span> Published Online First: 2012. doi:10.1371/journal.pone.0048758</text:p>
        <text:p text:style-name="P6">13 <text:tab/>Badawi O, Liu X, Hassan E, <text:span text:style-name="T23">et al.</text:span> Evaluation of ICU risk models adapted for use as continuous markers of severity of illness throughout the ICU stay. <text:span text:style-name="T23">Crit Care Med</text:span> Published Online First: 2018. doi:10.1097/CCM.0000000000002904</text:p>
        <text:p text:style-name="P6">14 <text:tab/>Cosgriff CV, Celi LA, Sauer CM. Boosting Clinical Decision-making: Machine Learning for Intensive Care Unit Discharge. <text:span text:style-name="T23">Ann Am Thorac Soc</text:span> 2018;<text:span text:style-name="T24">15</text:span>:804–5. doi:10.1513/AnnalsATS.201803-205ED</text:p>
        <text:p text:style-name="P6"><text:soft-page-break/>15 <text:tab/>Desautels T, Das R, Calvert J, <text:span text:style-name="T23">et al.</text:span> Prediction of early unplanned intensive care unit readmission in a UK tertiary care hospital: A cross-sectional machine learning approach. <text:span text:style-name="T23">BMJ Open</text:span> Published Online First: 2017. doi:10.1136/bmjopen-2017-017199</text:p>
        <text:p text:style-name="P6">16 <text:tab/>Jeffs E, Vollam S, Young JD, <text:span text:style-name="T23">et al.</text:span> Wearable monitors for patients following discharge from an intensive care unit: practical lessons learnt from an observational study. <text:span text:style-name="T23">J Adv Nurs</text:span> 2016;<text:span text:style-name="T24">72</text:span>:1851–62. doi:10.1111/jan.12959</text:p>
        <text:p text:style-name="P6">17 <text:tab/>Escobar GJ, LaGuardia JC, Turk BJ, <text:span text:style-name="T23">et al.</text:span> Early detection of impending physiologic deterioration among patients who are not in intensive care: Development of predictive models using data from an automated electronic medical record. <text:span text:style-name="T23">J Hosp Med</text:span> 2012;<text:span text:style-name="T24">7</text:span>:388–95. doi:10.1002/jhm.1929</text:p>
        <text:p text:style-name="P6">18 <text:tab/>Bourdeaux CP, Davies KJ, Thomas MJC, <text:span text:style-name="T23">et al.</text:span> Using ‘nudge’ principles for order set design: a before and after evaluation of an electronic prescribing template in critical care. <text:span text:style-name="T23">BMJ Qual Saf</text:span> 2014;<text:span text:style-name="T24">23</text:span>:382–8. doi:10.1136/bmjqs-2013-002395</text:p>
        <text:p text:style-name="P6">19 <text:tab/>Bourdeaux CP, Thomas MJ, Gould TH, <text:span text:style-name="T23">et al.</text:span> Increasing compliance with low tidal volume ventilation in the ICU with two nudge-based interventions: evaluation through intervention time-series analyses. <text:span text:style-name="T23">BMJ Open</text:span> 2016;<text:span text:style-name="T24">6</text:span>:e010129. doi:10.1136/bmjopen-2015-010129</text:p>
        <text:p text:style-name="P6">20 <text:tab/>Bourdeaux CP, Birnie K, Trickey A, <text:span text:style-name="T23">et al.</text:span> Evaluation of an intervention to reduce tidal volumes in ventilated ICU patients † ‡. <text:span text:style-name="T23">Br J Anaesth</text:span> 2015;<text:span text:style-name="T24">115</text:span>:244–51. doi:10.1093/bja/aev110</text:p>
        <text:p text:style-name="P6">21 <text:tab/>Knight G. Nurse-led discharge from high dependency unit. <text:span text:style-name="T23">Nurs Crit Care</text:span> 2003;<text:span text:style-name="T24">8</text:span>:56–61.</text:p>
        <text:p text:style-name="P3">22 <text:tab/>Johnson AEW, Pollard TJ, Shen L, <text:span text:style-name="T23">et al.</text:span> MIMIC-III, a freely accessible critical care database. <text:span text:style-name="T23">Sci Data</text:span> 2016;<text:span text:style-name="T24">3</text:span>:160035. doi:10.1038/sdata.2016.35</text:p>
      </text:section>
      <text:p text:style-name="P2"><text:span text:style-name="T1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9:44:25.579407330</meta:creation-date>
    <dc:date>2018-11-13T19:45:05.133070938</dc:date>
    <meta:editing-duration>PT39S</meta:editing-duration>
    <meta:editing-cycles>1</meta:editing-cycles>
    <meta:document-statistic meta:table-count="0" meta:image-count="0" meta:object-count="0" meta:page-count="3" meta:paragraph-count="30" meta:word-count="1244" meta:character-count="8448" meta:non-whitespace-character-count="7220"/>
    <meta:generator>LibreOffice/5.1.6.2$Linux_X86_64 LibreOffice_project/10m0$Build-2</meta:generator>
    <meta:user-defined meta:name="Mendeley Citation Style_1">http://www.zotero.org/styles/bmj-open</meta:user-defined>
    <meta:user-defined meta:name="Mendeley Document_1">True</meta:user-defined>
    <meta:user-defined meta:name="Mendeley Unique User Id_1">223f0da6-5345-3492-8949-94c100a1caf7</meta:user-defined>
  </office:meta>
</office:document-meta>
</file>